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609cm" fo:margin-left="0cm" table:align="left"/>
    </style:style>
    <style:style style:name="Table1.A" style:family="table-column">
      <style:table-column-properties style:column-width="1.097cm"/>
    </style:style>
    <style:style style:name="Table1.B" style:family="table-column">
      <style:table-column-properties style:column-width="1.099cm"/>
    </style:style>
    <style:style style:name="Table1.D" style:family="table-column">
      <style:table-column-properties style:column-width="1.101cm"/>
    </style:style>
    <style:style style:name="Table1.P" style:family="table-column">
      <style:table-column-properties style:column-width="1.122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K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L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M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N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O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P1" style:family="table-cell">
      <style:table-cell-properties fo:padding="0.097cm" fo:border="0.05pt solid #000000"/>
    </style:style>
    <style:style style:name="Table1.B2" style:family="table-cell">
      <style:table-cell-properties fo:background-color="#00458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2" style:family="table-cell">
      <style:table-cell-properties fo:background-color="#ff420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2" style:family="table-cell">
      <style:table-cell-properties fo:background-color="#ffd3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2" style:family="table-cell">
      <style:table-cell-properties fo:background-color="#579d1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P2" style:family="table-cell">
      <style:table-cell-properties fo:background-color="#7e0021" fo:padding="0.097cm" fo:border="0.05pt solid #000000">
        <style:background-image/>
      </style:table-cell-properties>
    </style:style>
    <style:style style:name="Table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K3" style:family="table-cell">
      <style:table-cell-properties fo:padding="0.097cm" fo:border-left="0.05pt solid #000000" fo:border-right="none" fo:border-top="none" fo:border-bottom="0.05pt solid #000000"/>
    </style:style>
    <style:style style:name="Table1.L3" style:family="table-cell">
      <style:table-cell-properties fo:padding="0.097cm" fo:border-left="0.05pt solid #000000" fo:border-right="none" fo:border-top="none" fo:border-bottom="0.05pt solid #000000"/>
    </style:style>
    <style:style style:name="Table1.M3" style:family="table-cell">
      <style:table-cell-properties fo:padding="0.097cm" fo:border-left="0.05pt solid #000000" fo:border-right="none" fo:border-top="none" fo:border-bottom="0.05pt solid #000000"/>
    </style:style>
    <style:style style:name="Table1.N3" style:family="table-cell">
      <style:table-cell-properties fo:padding="0.097cm" fo:border-left="0.05pt solid #000000" fo:border-right="none" fo:border-top="none" fo:border-bottom="0.05pt solid #000000"/>
    </style:style>
    <style:style style:name="Table1.O3" style:family="table-cell">
      <style:table-cell-properties fo:padding="0.097cm" fo:border-left="0.05pt solid #000000" fo:border-right="none" fo:border-top="none" fo:border-bottom="0.05pt solid #000000"/>
    </style:style>
    <style:style style:name="Table1.P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#004586" fo:padding="0.097cm" fo:border-left="0.05pt solid #000000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background-color="#ff420e" fo:padding="0.097cm" fo:border-left="0.05pt solid #000000" fo:border-right="none" fo:border-top="none" fo:border-bottom="0.05pt solid #000000">
        <style:background-image/>
      </style:table-cell-properties>
    </style:style>
    <style:style style:name="Table1.C4" style:family="table-cell">
      <style:table-cell-properties fo:background-color="#ffd320" fo:padding="0.097cm" fo:border-left="0.05pt solid #000000" fo:border-right="none" fo:border-top="none" fo:border-bottom="0.05pt solid #000000">
        <style:background-image/>
      </style:table-cell-properties>
    </style:style>
    <style:style style:name="Table1.D4" style:family="table-cell">
      <style:table-cell-properties fo:background-color="#579d1c" fo:padding="0.097cm" fo:border-left="0.05pt solid #000000" fo:border-right="none" fo:border-top="none" fo:border-bottom="0.05pt solid #000000">
        <style:background-image/>
      </style:table-cell-properties>
    </style:style>
    <style:style style:name="Table1.G4" style:family="table-cell">
      <style:table-cell-properties fo:background-color="#83caff" fo:padding="0.097cm" fo:border-left="0.05pt solid #000000" fo:border-right="none" fo:border-top="none" fo:border-bottom="0.05pt solid #000000">
        <style:background-image/>
      </style:table-cell-properties>
    </style:style>
    <style:style style:name="Table1.H4" style:family="table-cell">
      <style:table-cell-properties fo:background-color="#314004" fo:padding="0.097cm" fo:border-left="0.05pt solid #000000" fo:border-right="none" fo:border-top="none" fo:border-bottom="0.05pt solid #000000">
        <style:background-image/>
      </style:table-cell-properties>
    </style:style>
    <style:style style:name="Table1.I4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1.J4" style:family="table-cell">
      <style:table-cell-properties fo:background-color="#4b1f6f" fo:padding="0.097cm" fo:border-left="0.05pt solid #000000" fo:border-right="none" fo:border-top="none" fo:border-bottom="0.05pt solid #000000">
        <style:background-image/>
      </style:table-cell-properties>
    </style:style>
    <style:style style:name="Table1.L4" style:family="table-cell">
      <style:table-cell-properties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1.O4" style:family="table-cell">
      <style:table-cell-properties fo:background-color="#c5000b" fo:padding="0.097cm" fo:border-left="0.05pt solid #000000" fo:border-right="none" fo:border-top="none" fo:border-bottom="0.05pt solid #000000">
        <style:background-image/>
      </style:table-cell-properties>
    </style:style>
    <style:style style:name="Table1.P4" style:family="table-cell">
      <style:table-cell-properties fo:background-color="#0084d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K5" style:family="table-cell">
      <style:table-cell-properties fo:padding="0.097cm" fo:border-left="0.05pt solid #000000" fo:border-right="none" fo:border-top="none" fo:border-bottom="0.05pt solid #000000"/>
    </style:style>
    <style:style style:name="Table1.L5" style:family="table-cell">
      <style:table-cell-properties fo:padding="0.097cm" fo:border-left="0.05pt solid #000000" fo:border-right="none" fo:border-top="none" fo:border-bottom="0.05pt solid #000000"/>
    </style:style>
    <style:style style:name="Table1.M5" style:family="table-cell">
      <style:table-cell-properties fo:padding="0.097cm" fo:border-left="0.05pt solid #000000" fo:border-right="none" fo:border-top="none" fo:border-bottom="0.05pt solid #000000"/>
    </style:style>
    <style:style style:name="Table1.N5" style:family="table-cell">
      <style:table-cell-properties fo:padding="0.097cm" fo:border-left="0.05pt solid #000000" fo:border-right="none" fo:border-top="none" fo:border-bottom="0.05pt solid #000000"/>
    </style:style>
    <style:style style:name="Table1.O5" style:family="table-cell">
      <style:table-cell-properties fo:padding="0.097cm" fo:border-left="0.05pt solid #000000" fo:border-right="none" fo:border-top="none" fo:border-bottom="0.05pt solid #000000"/>
    </style:style>
    <style:style style:name="Table1.P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K7" style:family="table-cell">
      <style:table-cell-properties fo:padding="0.097cm" fo:border-left="0.05pt solid #000000" fo:border-right="none" fo:border-top="none" fo:border-bottom="0.05pt solid #000000"/>
    </style:style>
    <style:style style:name="Table1.L7" style:family="table-cell">
      <style:table-cell-properties fo:padding="0.097cm" fo:border-left="0.05pt solid #000000" fo:border-right="none" fo:border-top="none" fo:border-bottom="0.05pt solid #000000"/>
    </style:style>
    <style:style style:name="Table1.M7" style:family="table-cell">
      <style:table-cell-properties fo:padding="0.097cm" fo:border-left="0.05pt solid #000000" fo:border-right="none" fo:border-top="none" fo:border-bottom="0.05pt solid #000000"/>
    </style:style>
    <style:style style:name="Table1.N7" style:family="table-cell">
      <style:table-cell-properties fo:padding="0.097cm" fo:border-left="0.05pt solid #000000" fo:border-right="none" fo:border-top="none" fo:border-bottom="0.05pt solid #000000"/>
    </style:style>
    <style:style style:name="Table1.O7" style:family="table-cell">
      <style:table-cell-properties fo:padding="0.097cm" fo:border-left="0.05pt solid #000000" fo:border-right="none" fo:border-top="none" fo:border-bottom="0.05pt solid #000000"/>
    </style:style>
    <style:style style:name="Table1.P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8" style:family="table-cell">
      <style:table-cell-properties fo:background-color="#7e0021" fo:padding="0.097cm" fo:border-left="0.05pt solid #000000" fo:border-right="none" fo:border-top="none" fo:border-bottom="0.05pt solid #000000">
        <style:background-image/>
      </style:table-cell-properties>
    </style:style>
    <style:style style:name="Table1.H8" style:family="table-cell">
      <style:table-cell-properties fo:background-color="#0084d1" fo:padding="0.097cm" fo:border-left="0.05pt solid #000000" fo:border-right="none" fo:border-top="none" fo:border-bottom="0.05pt solid #000000">
        <style:background-image/>
      </style:table-cell-properties>
    </style:style>
    <style:style style:name="Table1.M8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e1.N8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1.P8" style:family="table-cell">
      <style:table-cell-properties fo:background-color="#66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K9" style:family="table-cell">
      <style:table-cell-properties fo:padding="0.097cm" fo:border-left="0.05pt solid #000000" fo:border-right="none" fo:border-top="none" fo:border-bottom="0.05pt solid #000000"/>
    </style:style>
    <style:style style:name="Table1.L9" style:family="table-cell">
      <style:table-cell-properties fo:padding="0.097cm" fo:border-left="0.05pt solid #000000" fo:border-right="none" fo:border-top="none" fo:border-bottom="0.05pt solid #000000"/>
    </style:style>
    <style:style style:name="Table1.M9" style:family="table-cell">
      <style:table-cell-properties fo:padding="0.097cm" fo:border-left="0.05pt solid #000000" fo:border-right="none" fo:border-top="none" fo:border-bottom="0.05pt solid #000000"/>
    </style:style>
    <style:style style:name="Table1.N9" style:family="table-cell">
      <style:table-cell-properties fo:padding="0.097cm" fo:border-left="0.05pt solid #000000" fo:border-right="none" fo:border-top="none" fo:border-bottom="0.05pt solid #000000"/>
    </style:style>
    <style:style style:name="Table1.O9" style:family="table-cell">
      <style:table-cell-properties fo:padding="0.097cm" fo:border-left="0.05pt solid #000000" fo:border-right="none" fo:border-top="none" fo:border-bottom="0.05pt solid #000000"/>
    </style:style>
    <style:style style:name="Table1.P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K11" style:family="table-cell">
      <style:table-cell-properties fo:padding="0.097cm" fo:border-left="0.05pt solid #000000" fo:border-right="none" fo:border-top="none" fo:border-bottom="0.05pt solid #000000"/>
    </style:style>
    <style:style style:name="Table1.L11" style:family="table-cell">
      <style:table-cell-properties fo:padding="0.097cm" fo:border-left="0.05pt solid #000000" fo:border-right="none" fo:border-top="none" fo:border-bottom="0.05pt solid #000000"/>
    </style:style>
    <style:style style:name="Table1.M11" style:family="table-cell">
      <style:table-cell-properties fo:padding="0.097cm" fo:border-left="0.05pt solid #000000" fo:border-right="none" fo:border-top="none" fo:border-bottom="0.05pt solid #000000"/>
    </style:style>
    <style:style style:name="Table1.N11" style:family="table-cell">
      <style:table-cell-properties fo:padding="0.097cm" fo:border-left="0.05pt solid #000000" fo:border-right="none" fo:border-top="none" fo:border-bottom="0.05pt solid #000000"/>
    </style:style>
    <style:style style:name="Table1.O11" style:family="table-cell">
      <style:table-cell-properties fo:padding="0.097cm" fo:border-left="0.05pt solid #000000" fo:border-right="none" fo:border-top="none" fo:border-bottom="0.05pt solid #000000"/>
    </style:style>
    <style:style style:name="Table1.P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K13" style:family="table-cell">
      <style:table-cell-properties fo:padding="0.097cm" fo:border-left="0.05pt solid #000000" fo:border-right="none" fo:border-top="none" fo:border-bottom="0.05pt solid #000000"/>
    </style:style>
    <style:style style:name="Table1.L13" style:family="table-cell">
      <style:table-cell-properties fo:padding="0.097cm" fo:border-left="0.05pt solid #000000" fo:border-right="none" fo:border-top="none" fo:border-bottom="0.05pt solid #000000"/>
    </style:style>
    <style:style style:name="Table1.M13" style:family="table-cell">
      <style:table-cell-properties fo:padding="0.097cm" fo:border-left="0.05pt solid #000000" fo:border-right="none" fo:border-top="none" fo:border-bottom="0.05pt solid #000000"/>
    </style:style>
    <style:style style:name="Table1.N13" style:family="table-cell">
      <style:table-cell-properties fo:padding="0.097cm" fo:border-left="0.05pt solid #000000" fo:border-right="none" fo:border-top="none" fo:border-bottom="0.05pt solid #000000"/>
    </style:style>
    <style:style style:name="Table1.O13" style:family="table-cell">
      <style:table-cell-properties fo:padding="0.097cm" fo:border-left="0.05pt solid #000000" fo:border-right="none" fo:border-top="none" fo:border-bottom="0.05pt solid #000000"/>
    </style:style>
    <style:style style:name="Table1.P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J1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.L14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1.P1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K15" style:family="table-cell">
      <style:table-cell-properties fo:padding="0.097cm" fo:border-left="0.05pt solid #000000" fo:border-right="none" fo:border-top="none" fo:border-bottom="0.05pt solid #000000"/>
    </style:style>
    <style:style style:name="Table1.L15" style:family="table-cell">
      <style:table-cell-properties fo:padding="0.097cm" fo:border-left="0.05pt solid #000000" fo:border-right="none" fo:border-top="none" fo:border-bottom="0.05pt solid #000000"/>
    </style:style>
    <style:style style:name="Table1.M15" style:family="table-cell">
      <style:table-cell-properties fo:padding="0.097cm" fo:border-left="0.05pt solid #000000" fo:border-right="none" fo:border-top="none" fo:border-bottom="0.05pt solid #000000"/>
    </style:style>
    <style:style style:name="Table1.N15" style:family="table-cell">
      <style:table-cell-properties fo:padding="0.097cm" fo:border-left="0.05pt solid #000000" fo:border-right="none" fo:border-top="none" fo:border-bottom="0.05pt solid #000000"/>
    </style:style>
    <style:style style:name="Table1.O15" style:family="table-cell">
      <style:table-cell-properties fo:padding="0.097cm" fo:border-left="0.05pt solid #000000" fo:border-right="none" fo:border-top="none" fo:border-bottom="0.05pt solid #000000"/>
    </style:style>
    <style:style style:name="Table1.P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H16" style:family="table-cell">
      <style:table-cell-properties fo:background-color="#66ff00" fo:padding="0.097cm" fo:border-left="0.05pt solid #000000" fo:border-right="none" fo:border-top="none" fo:border-bottom="0.05pt solid #000000">
        <style:background-image/>
      </style:table-cell-properties>
    </style:style>
    <style:style style:name="Table1.L1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O16" style:family="table-cell">
      <style:table-cell-properties fo:background-color="#ff8080" fo:padding="0.097cm" fo:border-left="0.05pt solid #000000" fo:border-right="none" fo:border-top="none" fo:border-bottom="0.05pt solid #000000">
        <style:background-image/>
      </style:table-cell-properties>
    </style:style>
    <style:style style:name="Table1.P16" style:family="table-cell">
      <style:table-cell-properties fo:background-color="#dd481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K17" style:family="table-cell">
      <style:table-cell-properties fo:padding="0.097cm" fo:border-left="0.05pt solid #000000" fo:border-right="none" fo:border-top="none" fo:border-bottom="0.05pt solid #000000"/>
    </style:style>
    <style:style style:name="Table1.L17" style:family="table-cell">
      <style:table-cell-properties fo:padding="0.097cm" fo:border-left="0.05pt solid #000000" fo:border-right="none" fo:border-top="none" fo:border-bottom="0.05pt solid #000000"/>
    </style:style>
    <style:style style:name="Table1.M17" style:family="table-cell">
      <style:table-cell-properties fo:padding="0.097cm" fo:border-left="0.05pt solid #000000" fo:border-right="none" fo:border-top="none" fo:border-bottom="0.05pt solid #000000"/>
    </style:style>
    <style:style style:name="Table1.N17" style:family="table-cell">
      <style:table-cell-properties fo:padding="0.097cm" fo:border-left="0.05pt solid #000000" fo:border-right="none" fo:border-top="none" fo:border-bottom="0.05pt solid #000000"/>
    </style:style>
    <style:style style:name="Table1.O17" style:family="table-cell">
      <style:table-cell-properties fo:padding="0.097cm" fo:border-left="0.05pt solid #000000" fo:border-right="none" fo:border-top="none" fo:border-bottom="0.05pt solid #000000"/>
    </style:style>
    <style:style style:name="Table1.P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K19" style:family="table-cell">
      <style:table-cell-properties fo:padding="0.097cm" fo:border-left="0.05pt solid #000000" fo:border-right="none" fo:border-top="none" fo:border-bottom="0.05pt solid #000000"/>
    </style:style>
    <style:style style:name="Table1.L19" style:family="table-cell">
      <style:table-cell-properties fo:padding="0.097cm" fo:border-left="0.05pt solid #000000" fo:border-right="none" fo:border-top="none" fo:border-bottom="0.05pt solid #000000"/>
    </style:style>
    <style:style style:name="Table1.M19" style:family="table-cell">
      <style:table-cell-properties fo:padding="0.097cm" fo:border-left="0.05pt solid #000000" fo:border-right="none" fo:border-top="none" fo:border-bottom="0.05pt solid #000000"/>
    </style:style>
    <style:style style:name="Table1.N19" style:family="table-cell">
      <style:table-cell-properties fo:padding="0.097cm" fo:border-left="0.05pt solid #000000" fo:border-right="none" fo:border-top="none" fo:border-bottom="0.05pt solid #000000"/>
    </style:style>
    <style:style style:name="Table1.O19" style:family="table-cell">
      <style:table-cell-properties fo:padding="0.097cm" fo:border-left="0.05pt solid #000000" fo:border-right="none" fo:border-top="none" fo:border-bottom="0.05pt solid #000000"/>
    </style:style>
    <style:style style:name="Table1.P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none" fo:border-top="none" fo:border-bottom="0.05pt solid #000000"/>
    </style:style>
    <style:style style:name="Table1.F21" style:family="table-cell">
      <style:table-cell-properties fo:padding="0.097cm" fo:border-left="0.05pt solid #000000" fo:border-right="none" fo:border-top="none" fo:border-bottom="0.05pt solid #000000"/>
    </style:style>
    <style:style style:name="Table1.G21" style:family="table-cell">
      <style:table-cell-properties fo:padding="0.097cm" fo:border-left="0.05pt solid #000000" fo:border-right="none" fo:border-top="none" fo:border-bottom="0.05pt solid #000000"/>
    </style:style>
    <style:style style:name="Table1.H21" style:family="table-cell">
      <style:table-cell-properties fo:padding="0.097cm" fo:border-left="0.05pt solid #000000" fo:border-right="none" fo:border-top="none" fo:border-bottom="0.05pt solid #000000"/>
    </style:style>
    <style:style style:name="Table1.I21" style:family="table-cell">
      <style:table-cell-properties fo:padding="0.097cm" fo:border-left="0.05pt solid #000000" fo:border-right="none" fo:border-top="none" fo:border-bottom="0.05pt solid #000000"/>
    </style:style>
    <style:style style:name="Table1.J21" style:family="table-cell">
      <style:table-cell-properties fo:padding="0.097cm" fo:border-left="0.05pt solid #000000" fo:border-right="none" fo:border-top="none" fo:border-bottom="0.05pt solid #000000"/>
    </style:style>
    <style:style style:name="Table1.K21" style:family="table-cell">
      <style:table-cell-properties fo:padding="0.097cm" fo:border-left="0.05pt solid #000000" fo:border-right="none" fo:border-top="none" fo:border-bottom="0.05pt solid #000000"/>
    </style:style>
    <style:style style:name="Table1.L21" style:family="table-cell">
      <style:table-cell-properties fo:padding="0.097cm" fo:border-left="0.05pt solid #000000" fo:border-right="none" fo:border-top="none" fo:border-bottom="0.05pt solid #000000"/>
    </style:style>
    <style:style style:name="Table1.M21" style:family="table-cell">
      <style:table-cell-properties fo:padding="0.097cm" fo:border-left="0.05pt solid #000000" fo:border-right="none" fo:border-top="none" fo:border-bottom="0.05pt solid #000000"/>
    </style:style>
    <style:style style:name="Table1.N21" style:family="table-cell">
      <style:table-cell-properties fo:padding="0.097cm" fo:border-left="0.05pt solid #000000" fo:border-right="none" fo:border-top="none" fo:border-bottom="0.05pt solid #000000"/>
    </style:style>
    <style:style style:name="Table1.O21" style:family="table-cell">
      <style:table-cell-properties fo:padding="0.097cm" fo:border-left="0.05pt solid #000000" fo:border-right="none" fo:border-top="none" fo:border-bottom="0.05pt solid #000000"/>
    </style:style>
    <style:style style:name="Table1.P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none" fo:border-top="none" fo:border-bottom="0.05pt solid #000000"/>
    </style:style>
    <style:style style:name="Table1.F23" style:family="table-cell">
      <style:table-cell-properties fo:padding="0.097cm" fo:border-left="0.05pt solid #000000" fo:border-right="none" fo:border-top="none" fo:border-bottom="0.05pt solid #000000"/>
    </style:style>
    <style:style style:name="Table1.G23" style:family="table-cell">
      <style:table-cell-properties fo:padding="0.097cm" fo:border-left="0.05pt solid #000000" fo:border-right="none" fo:border-top="none" fo:border-bottom="0.05pt solid #000000"/>
    </style:style>
    <style:style style:name="Table1.H23" style:family="table-cell">
      <style:table-cell-properties fo:padding="0.097cm" fo:border-left="0.05pt solid #000000" fo:border-right="none" fo:border-top="none" fo:border-bottom="0.05pt solid #000000"/>
    </style:style>
    <style:style style:name="Table1.I23" style:family="table-cell">
      <style:table-cell-properties fo:padding="0.097cm" fo:border-left="0.05pt solid #000000" fo:border-right="none" fo:border-top="none" fo:border-bottom="0.05pt solid #000000"/>
    </style:style>
    <style:style style:name="Table1.J23" style:family="table-cell">
      <style:table-cell-properties fo:padding="0.097cm" fo:border-left="0.05pt solid #000000" fo:border-right="none" fo:border-top="none" fo:border-bottom="0.05pt solid #000000"/>
    </style:style>
    <style:style style:name="Table1.K23" style:family="table-cell">
      <style:table-cell-properties fo:padding="0.097cm" fo:border-left="0.05pt solid #000000" fo:border-right="none" fo:border-top="none" fo:border-bottom="0.05pt solid #000000"/>
    </style:style>
    <style:style style:name="Table1.L23" style:family="table-cell">
      <style:table-cell-properties fo:padding="0.097cm" fo:border-left="0.05pt solid #000000" fo:border-right="none" fo:border-top="none" fo:border-bottom="0.05pt solid #000000"/>
    </style:style>
    <style:style style:name="Table1.M23" style:family="table-cell">
      <style:table-cell-properties fo:padding="0.097cm" fo:border-left="0.05pt solid #000000" fo:border-right="none" fo:border-top="none" fo:border-bottom="0.05pt solid #000000"/>
    </style:style>
    <style:style style:name="Table1.N23" style:family="table-cell">
      <style:table-cell-properties fo:padding="0.097cm" fo:border-left="0.05pt solid #000000" fo:border-right="none" fo:border-top="none" fo:border-bottom="0.05pt solid #000000"/>
    </style:style>
    <style:style style:name="Table1.O23" style:family="table-cell">
      <style:table-cell-properties fo:padding="0.097cm" fo:border-left="0.05pt solid #000000" fo:border-right="none" fo:border-top="none" fo:border-bottom="0.05pt solid #000000"/>
    </style:style>
    <style:style style:name="Table1.P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none" fo:border-top="none" fo:border-bottom="0.05pt solid #000000"/>
    </style:style>
    <style:style style:name="Table1.E25" style:family="table-cell">
      <style:table-cell-properties fo:padding="0.097cm" fo:border-left="0.05pt solid #000000" fo:border-right="none" fo:border-top="none" fo:border-bottom="0.05pt solid #000000"/>
    </style:style>
    <style:style style:name="Table1.F25" style:family="table-cell">
      <style:table-cell-properties fo:padding="0.097cm" fo:border-left="0.05pt solid #000000" fo:border-right="none" fo:border-top="none" fo:border-bottom="0.05pt solid #000000"/>
    </style:style>
    <style:style style:name="Table1.G25" style:family="table-cell">
      <style:table-cell-properties fo:padding="0.097cm" fo:border-left="0.05pt solid #000000" fo:border-right="none" fo:border-top="none" fo:border-bottom="0.05pt solid #000000"/>
    </style:style>
    <style:style style:name="Table1.H25" style:family="table-cell">
      <style:table-cell-properties fo:padding="0.097cm" fo:border-left="0.05pt solid #000000" fo:border-right="none" fo:border-top="none" fo:border-bottom="0.05pt solid #000000"/>
    </style:style>
    <style:style style:name="Table1.I25" style:family="table-cell">
      <style:table-cell-properties fo:padding="0.097cm" fo:border-left="0.05pt solid #000000" fo:border-right="none" fo:border-top="none" fo:border-bottom="0.05pt solid #000000"/>
    </style:style>
    <style:style style:name="Table1.J25" style:family="table-cell">
      <style:table-cell-properties fo:padding="0.097cm" fo:border-left="0.05pt solid #000000" fo:border-right="none" fo:border-top="none" fo:border-bottom="0.05pt solid #000000"/>
    </style:style>
    <style:style style:name="Table1.K25" style:family="table-cell">
      <style:table-cell-properties fo:padding="0.097cm" fo:border-left="0.05pt solid #000000" fo:border-right="none" fo:border-top="none" fo:border-bottom="0.05pt solid #000000"/>
    </style:style>
    <style:style style:name="Table1.L25" style:family="table-cell">
      <style:table-cell-properties fo:padding="0.097cm" fo:border-left="0.05pt solid #000000" fo:border-right="none" fo:border-top="none" fo:border-bottom="0.05pt solid #000000"/>
    </style:style>
    <style:style style:name="Table1.M25" style:family="table-cell">
      <style:table-cell-properties fo:padding="0.097cm" fo:border-left="0.05pt solid #000000" fo:border-right="none" fo:border-top="none" fo:border-bottom="0.05pt solid #000000"/>
    </style:style>
    <style:style style:name="Table1.N25" style:family="table-cell">
      <style:table-cell-properties fo:padding="0.097cm" fo:border-left="0.05pt solid #000000" fo:border-right="none" fo:border-top="none" fo:border-bottom="0.05pt solid #000000"/>
    </style:style>
    <style:style style:name="Table1.O25" style:family="table-cell">
      <style:table-cell-properties fo:padding="0.097cm" fo:border-left="0.05pt solid #000000" fo:border-right="none" fo:border-top="none" fo:border-bottom="0.05pt solid #000000"/>
    </style:style>
    <style:style style:name="Table1.P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none" fo:border-top="none" fo:border-bottom="0.05pt solid #000000"/>
    </style:style>
    <style:style style:name="Table1.E27" style:family="table-cell">
      <style:table-cell-properties fo:padding="0.097cm" fo:border-left="0.05pt solid #000000" fo:border-right="none" fo:border-top="none" fo:border-bottom="0.05pt solid #000000"/>
    </style:style>
    <style:style style:name="Table1.F27" style:family="table-cell">
      <style:table-cell-properties fo:padding="0.097cm" fo:border-left="0.05pt solid #000000" fo:border-right="none" fo:border-top="none" fo:border-bottom="0.05pt solid #000000"/>
    </style:style>
    <style:style style:name="Table1.G27" style:family="table-cell">
      <style:table-cell-properties fo:padding="0.097cm" fo:border-left="0.05pt solid #000000" fo:border-right="none" fo:border-top="none" fo:border-bottom="0.05pt solid #000000"/>
    </style:style>
    <style:style style:name="Table1.H27" style:family="table-cell">
      <style:table-cell-properties fo:padding="0.097cm" fo:border-left="0.05pt solid #000000" fo:border-right="none" fo:border-top="none" fo:border-bottom="0.05pt solid #000000"/>
    </style:style>
    <style:style style:name="Table1.I27" style:family="table-cell">
      <style:table-cell-properties fo:padding="0.097cm" fo:border-left="0.05pt solid #000000" fo:border-right="none" fo:border-top="none" fo:border-bottom="0.05pt solid #000000"/>
    </style:style>
    <style:style style:name="Table1.J27" style:family="table-cell">
      <style:table-cell-properties fo:padding="0.097cm" fo:border-left="0.05pt solid #000000" fo:border-right="none" fo:border-top="none" fo:border-bottom="0.05pt solid #000000"/>
    </style:style>
    <style:style style:name="Table1.K27" style:family="table-cell">
      <style:table-cell-properties fo:padding="0.097cm" fo:border-left="0.05pt solid #000000" fo:border-right="none" fo:border-top="none" fo:border-bottom="0.05pt solid #000000"/>
    </style:style>
    <style:style style:name="Table1.L27" style:family="table-cell">
      <style:table-cell-properties fo:padding="0.097cm" fo:border-left="0.05pt solid #000000" fo:border-right="none" fo:border-top="none" fo:border-bottom="0.05pt solid #000000"/>
    </style:style>
    <style:style style:name="Table1.M27" style:family="table-cell">
      <style:table-cell-properties fo:padding="0.097cm" fo:border-left="0.05pt solid #000000" fo:border-right="none" fo:border-top="none" fo:border-bottom="0.05pt solid #000000"/>
    </style:style>
    <style:style style:name="Table1.N27" style:family="table-cell">
      <style:table-cell-properties fo:padding="0.097cm" fo:border-left="0.05pt solid #000000" fo:border-right="none" fo:border-top="none" fo:border-bottom="0.05pt solid #000000"/>
    </style:style>
    <style:style style:name="Table1.O27" style:family="table-cell">
      <style:table-cell-properties fo:padding="0.097cm" fo:border-left="0.05pt solid #000000" fo:border-right="none" fo:border-top="none" fo:border-bottom="0.05pt solid #000000"/>
    </style:style>
    <style:style style:name="Table1.P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none" fo:border-top="none" fo:border-bottom="0.05pt solid #000000"/>
    </style:style>
    <style:style style:name="Table1.E29" style:family="table-cell">
      <style:table-cell-properties fo:padding="0.097cm" fo:border-left="0.05pt solid #000000" fo:border-right="none" fo:border-top="none" fo:border-bottom="0.05pt solid #000000"/>
    </style:style>
    <style:style style:name="Table1.F29" style:family="table-cell">
      <style:table-cell-properties fo:padding="0.097cm" fo:border-left="0.05pt solid #000000" fo:border-right="none" fo:border-top="none" fo:border-bottom="0.05pt solid #000000"/>
    </style:style>
    <style:style style:name="Table1.G29" style:family="table-cell">
      <style:table-cell-properties fo:padding="0.097cm" fo:border-left="0.05pt solid #000000" fo:border-right="none" fo:border-top="none" fo:border-bottom="0.05pt solid #000000"/>
    </style:style>
    <style:style style:name="Table1.H29" style:family="table-cell">
      <style:table-cell-properties fo:padding="0.097cm" fo:border-left="0.05pt solid #000000" fo:border-right="none" fo:border-top="none" fo:border-bottom="0.05pt solid #000000"/>
    </style:style>
    <style:style style:name="Table1.I29" style:family="table-cell">
      <style:table-cell-properties fo:padding="0.097cm" fo:border-left="0.05pt solid #000000" fo:border-right="none" fo:border-top="none" fo:border-bottom="0.05pt solid #000000"/>
    </style:style>
    <style:style style:name="Table1.J29" style:family="table-cell">
      <style:table-cell-properties fo:padding="0.097cm" fo:border-left="0.05pt solid #000000" fo:border-right="none" fo:border-top="none" fo:border-bottom="0.05pt solid #000000"/>
    </style:style>
    <style:style style:name="Table1.K29" style:family="table-cell">
      <style:table-cell-properties fo:padding="0.097cm" fo:border-left="0.05pt solid #000000" fo:border-right="none" fo:border-top="none" fo:border-bottom="0.05pt solid #000000"/>
    </style:style>
    <style:style style:name="Table1.L29" style:family="table-cell">
      <style:table-cell-properties fo:padding="0.097cm" fo:border-left="0.05pt solid #000000" fo:border-right="none" fo:border-top="none" fo:border-bottom="0.05pt solid #000000"/>
    </style:style>
    <style:style style:name="Table1.M29" style:family="table-cell">
      <style:table-cell-properties fo:padding="0.097cm" fo:border-left="0.05pt solid #000000" fo:border-right="none" fo:border-top="none" fo:border-bottom="0.05pt solid #000000"/>
    </style:style>
    <style:style style:name="Table1.N29" style:family="table-cell">
      <style:table-cell-properties fo:padding="0.097cm" fo:border-left="0.05pt solid #000000" fo:border-right="none" fo:border-top="none" fo:border-bottom="0.05pt solid #000000"/>
    </style:style>
    <style:style style:name="Table1.O29" style:family="table-cell">
      <style:table-cell-properties fo:padding="0.097cm" fo:border-left="0.05pt solid #000000" fo:border-right="none" fo:border-top="none" fo:border-bottom="0.05pt solid #000000"/>
    </style:style>
    <style:style style:name="Table1.P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none" fo:border-top="none" fo:border-bottom="0.05pt solid #000000"/>
    </style:style>
    <style:style style:name="Table1.E31" style:family="table-cell">
      <style:table-cell-properties fo:padding="0.097cm" fo:border-left="0.05pt solid #000000" fo:border-right="none" fo:border-top="none" fo:border-bottom="0.05pt solid #000000"/>
    </style:style>
    <style:style style:name="Table1.F31" style:family="table-cell">
      <style:table-cell-properties fo:padding="0.097cm" fo:border-left="0.05pt solid #000000" fo:border-right="none" fo:border-top="none" fo:border-bottom="0.05pt solid #000000"/>
    </style:style>
    <style:style style:name="Table1.G31" style:family="table-cell">
      <style:table-cell-properties fo:padding="0.097cm" fo:border-left="0.05pt solid #000000" fo:border-right="none" fo:border-top="none" fo:border-bottom="0.05pt solid #000000"/>
    </style:style>
    <style:style style:name="Table1.H31" style:family="table-cell">
      <style:table-cell-properties fo:padding="0.097cm" fo:border-left="0.05pt solid #000000" fo:border-right="none" fo:border-top="none" fo:border-bottom="0.05pt solid #000000"/>
    </style:style>
    <style:style style:name="Table1.I31" style:family="table-cell">
      <style:table-cell-properties fo:padding="0.097cm" fo:border-left="0.05pt solid #000000" fo:border-right="none" fo:border-top="none" fo:border-bottom="0.05pt solid #000000"/>
    </style:style>
    <style:style style:name="Table1.J31" style:family="table-cell">
      <style:table-cell-properties fo:padding="0.097cm" fo:border-left="0.05pt solid #000000" fo:border-right="none" fo:border-top="none" fo:border-bottom="0.05pt solid #000000"/>
    </style:style>
    <style:style style:name="Table1.K31" style:family="table-cell">
      <style:table-cell-properties fo:padding="0.097cm" fo:border-left="0.05pt solid #000000" fo:border-right="none" fo:border-top="none" fo:border-bottom="0.05pt solid #000000"/>
    </style:style>
    <style:style style:name="Table1.L31" style:family="table-cell">
      <style:table-cell-properties fo:padding="0.097cm" fo:border-left="0.05pt solid #000000" fo:border-right="none" fo:border-top="none" fo:border-bottom="0.05pt solid #000000"/>
    </style:style>
    <style:style style:name="Table1.M31" style:family="table-cell">
      <style:table-cell-properties fo:padding="0.097cm" fo:border-left="0.05pt solid #000000" fo:border-right="none" fo:border-top="none" fo:border-bottom="0.05pt solid #000000"/>
    </style:style>
    <style:style style:name="Table1.N31" style:family="table-cell">
      <style:table-cell-properties fo:padding="0.097cm" fo:border-left="0.05pt solid #000000" fo:border-right="none" fo:border-top="none" fo:border-bottom="0.05pt solid #000000"/>
    </style:style>
    <style:style style:name="Table1.O31" style:family="table-cell">
      <style:table-cell-properties fo:padding="0.097cm" fo:border-left="0.05pt solid #000000" fo:border-right="none" fo:border-top="none" fo:border-bottom="0.05pt solid #000000"/>
    </style:style>
    <style:style style:name="Table1.P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H32" style:family="table-cell">
      <style:table-cell-properties fo:background-color="#dd4814" fo:padding="0.097cm" fo:border-left="0.05pt solid #000000" fo:border-right="none" fo:border-top="none" fo:border-bottom="0.05pt solid #000000">
        <style:background-image/>
      </style:table-cell-properties>
    </style:style>
    <style:style style:name="Table1.P3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Table_20_Contents"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rsid="00137dcb" officeooo:paragraph-rsid="00137dcb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137dcb" officeooo:paragraph-rsid="002a2833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137dcb" officeooo:paragraph-rsid="002ad2c7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137dcb" officeooo:paragraph-rsid="002ca049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137dcb" officeooo:paragraph-rsid="002d58f9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137dcb" officeooo:paragraph-rsid="002ebf28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137dcb" officeooo:paragraph-rsid="003015ae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137dcb" officeooo:paragraph-rsid="00322c81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137dcb" officeooo:paragraph-rsid="00334669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137dcb" officeooo:paragraph-rsid="0034ef07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137dcb" officeooo:paragraph-rsid="0036d8dc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156f9b" officeooo:paragraph-rsid="00156f9b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156f9b" officeooo:paragraph-rsid="002a2833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156f9b" officeooo:paragraph-rsid="002d58f9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156f9b" officeooo:paragraph-rsid="002ebf28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156f9b" officeooo:paragraph-rsid="00322c81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156f9b" officeooo:paragraph-rsid="00334669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156f9b" officeooo:paragraph-rsid="0034ef07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156f9b" officeooo:paragraph-rsid="0036d8dc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137dcb" officeooo:paragraph-rsid="0039305e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137dcb" officeooo:paragraph-rsid="0039bc0f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137dcb" officeooo:paragraph-rsid="0039c8fd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137dcb" officeooo:paragraph-rsid="003b93fd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156f9b" officeooo:paragraph-rsid="0039305e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156f9b" officeooo:paragraph-rsid="0039bc0f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156f9b" officeooo:paragraph-rsid="0039c8f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156f9b" officeooo:paragraph-rsid="003b93fd" style:font-size-asian="12pt" style:font-size-complex="12pt"/>
    </style:style>
    <style:style style:name="P31" style:family="paragraph">
      <style:paragraph-properties fo:text-align="center"/>
    </style:style>
    <style:style style:name="T1" style:family="text">
      <style:text-properties style:text-position="super 58%" officeooo:rsid="002a2833"/>
    </style:style>
    <style:style style:name="T2" style:family="text">
      <style:text-properties style:text-position="super 58%" officeooo:rsid="002d58f9"/>
    </style:style>
    <style:style style:name="T3" style:family="text">
      <style:text-properties style:text-position="super 58%" officeooo:rsid="002ebf28"/>
    </style:style>
    <style:style style:name="T4" style:family="text">
      <style:text-properties style:text-position="super 58%" officeooo:rsid="003015ae"/>
    </style:style>
    <style:style style:name="T5" style:family="text">
      <style:text-properties style:text-position="super 58%" officeooo:rsid="00322c81"/>
    </style:style>
    <style:style style:name="T6" style:family="text">
      <style:text-properties style:text-position="super 58%" officeooo:rsid="00334669"/>
    </style:style>
    <style:style style:name="T7" style:family="text">
      <style:text-properties style:text-position="super 58%" officeooo:rsid="0034ef07"/>
    </style:style>
    <style:style style:name="T8" style:family="text">
      <style:text-properties style:text-position="super 58%" officeooo:rsid="0036d8dc"/>
    </style:style>
    <style:style style:name="T9" style:family="text">
      <style:text-properties style:text-position="super 58%" officeooo:rsid="0038c23a"/>
    </style:style>
    <style:style style:name="T10" style:family="text">
      <style:text-properties style:text-position="super 58%" officeooo:rsid="0039305e"/>
    </style:style>
    <style:style style:name="T11" style:family="text">
      <style:text-properties style:text-position="super 58%" officeooo:rsid="0039bc0f"/>
    </style:style>
    <style:style style:name="T12" style:family="text">
      <style:text-properties style:text-position="super 58%" officeooo:rsid="0039c8fd"/>
    </style:style>
    <style:style style:name="T13" style:family="text">
      <style:text-properties style:text-position="super 58%" officeooo:rsid="003b93fd"/>
    </style:style>
    <style:style style:name="T14" style:family="text">
      <style:text-properties style:text-position="sub 58%" officeooo:rsid="002a2833"/>
    </style:style>
    <style:style style:name="T15" style:family="text">
      <style:text-properties style:text-position="sub 58%" officeooo:rsid="002d58f9"/>
    </style:style>
    <style:style style:name="T16" style:family="text">
      <style:text-properties style:text-position="sub 58%" officeooo:rsid="002ebf28"/>
    </style:style>
    <style:style style:name="T17" style:family="text">
      <style:text-properties style:text-position="sub 58%" officeooo:rsid="00322c81"/>
    </style:style>
    <style:style style:name="T18" style:family="text">
      <style:text-properties style:text-position="sub 58%" officeooo:rsid="0034ef07"/>
    </style:style>
    <style:style style:name="T19" style:family="text">
      <style:text-properties style:text-position="sub 58%" officeooo:rsid="0039bc0f"/>
    </style:style>
    <style:style style:name="T20" style:family="text">
      <style:text-properties officeooo:rsid="00137dcb"/>
    </style:style>
    <style:style style:name="T21" style:family="text">
      <style:text-properties officeooo:rsid="0039c8f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fill="solid" draw:fill-color="#ffffff" draw:opacity="50%" draw:textarea-horizontal-align="justify" draw:textarea-vertical-align="middle" draw:auto-grow-height="false" draw:shadow-opacity="50%" style:run-through="foreground"/>
    </style:style>
    <style:style style:name="gr4" style:family="graphic">
      <style:graphic-properties draw:textarea-horizontal-align="center" draw:textarea-vertical-align="middle" style:run-through="foreground"/>
    </style:style>
    <style:style style:name="gr5" style:family="graphic">
      <style:graphic-properties draw:textarea-horizontal-align="justify" draw:textarea-vertical-align="middle" draw:auto-grow-height="false" style:run-through="foreground"/>
    </style:style>
    <style:style style:name="gr6" style:family="graphic">
      <style:graphic-properties svg:stroke-width="0.101cm" draw:marker-start-width="0.503cm" draw:marker-end-width="0.503cm" draw:textarea-horizontal-align="justify" draw:textarea-vertical-align="middle" draw:auto-grow-height="false" fo:padding-top="0.049cm" fo:padding-bottom="0.049cm" fo:padding-left="0.049cm" fo:padding-right="0.049cm" style:run-through="foreground"/>
    </style:style>
    <style:style style:name="gr7" style:family="graphic">
      <style:graphic-properties svg:stroke-width="0cm" draw:marker-start-width="0.353cm" draw:marker-end-width="0.353cm" draw:textarea-horizontal-align="justify" draw:textarea-vertical-align="middle" draw:auto-grow-height="false" fo:padding-top="0cm" fo:padding-bottom="0cm" fo:padding-left="0cm" fo:padding-right="0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 table:number-columns-repeated="3"/>
        <table:table-column table:style-name="Table1.D"/>
        <table:table-column table:style-name="Table1.B" table:number-columns-repeated="3"/>
        <table:table-column table:style-name="Table1.D"/>
        <table:table-column table:style-name="Table1.B" table:number-columns-repeated="3"/>
        <table:table-column table:style-name="Table1.P"/>
        <table:table-row>
          <table:table-cell table:style-name="Table1.A1" office:value-type="string">
            <text:p text:style-name="P3"><draw:g text:anchor-type="paragraph" draw:z-index="0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1" office:value-type="string">
            <text:p text:style-name="P3"><draw:g text:anchor-type="paragraph" draw:z-index="1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1" office:value-type="string">
            <text:p text:style-name="P3"><draw:g text:anchor-type="paragraph" draw:z-index="2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1" office:value-type="string">
            <text:p text:style-name="P3"><draw:g text:anchor-type="paragraph" draw:z-index="3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1" office:value-type="string">
            <text:p text:style-name="P3"><draw:g text:anchor-type="paragraph" draw:z-index="4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1" office:value-type="string">
            <text:p text:style-name="P3"><draw:g text:anchor-type="paragraph" draw:z-index="5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1" office:value-type="string">
            <text:p text:style-name="P3"><draw:g text:anchor-type="paragraph" draw:z-index="6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1" office:value-type="string">
            <text:p text:style-name="P3"><draw:g text:anchor-type="paragraph" draw:z-index="7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1" office:value-type="string">
            <text:p text:style-name="P3"><draw:g text:anchor-type="paragraph" draw:z-index="8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1" office:value-type="string">
            <text:p text:style-name="P3"><draw:g text:anchor-type="paragraph" draw:z-index="9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K1" office:value-type="string">
            <text:p text:style-name="P3"><draw:g text:anchor-type="paragraph" draw:z-index="10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L1" office:value-type="string">
            <text:p text:style-name="P3"><draw:g text:anchor-type="paragraph" draw:z-index="11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M1" office:value-type="string">
            <text:p text:style-name="P3"><draw:g text:anchor-type="paragraph" draw:z-index="12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N1" office:value-type="string">
            <text:p text:style-name="P3"><draw:g text:anchor-type="paragraph" draw:z-index="13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O1" office:value-type="string">
            <text:p text:style-name="P3"><draw:g text:anchor-type="paragraph" draw:z-index="14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P1" office:value-type="string">
            <text:p text:style-name="P3"><draw:g text:anchor-type="paragraph" draw:z-index="15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</table:table-row>
        <table:table-row>
          <table:table-cell table:style-name="Table1.A1" office:value-type="string">
            <text:p text:style-name="P4">0</text:p>
          </table:table-cell>
          <table:table-cell table:style-name="Table1.B2" office:value-type="string">
            <text:p text:style-name="P4">1<text:span text:style-name="T1">1</text:span><text:span text:style-name="T14">8</text:span></text:p>
          </table:table-cell>
          <table:table-cell table:style-name="Table1.B2" office:value-type="string">
            <text:p text:style-name="P5">2<text:span text:style-name="T1">2</text:span><text:span text:style-name="T14">8</text:span></text:p>
          </table:table-cell>
          <table:table-cell table:style-name="Table1.D2" office:value-type="string">
            <text:p text:style-name="P5">3<text:span text:style-name="T1">1</text:span><text:span text:style-name="T14">12</text:span></text:p>
          </table:table-cell>
          <table:table-cell table:style-name="Table1.B2" office:value-type="string">
            <text:p text:style-name="P5">4<text:span text:style-name="T1">3</text:span><text:span text:style-name="T14">8</text:span></text:p>
          </table:table-cell>
          <table:table-cell table:style-name="Table1.D2" office:value-type="string">
            <text:p text:style-name="P5">5<text:span text:style-name="T1">2</text:span><text:span text:style-name="T14">12</text:span></text:p>
          </table:table-cell>
          <table:table-cell table:style-name="Table1.G2" office:value-type="string">
            <text:p text:style-name="P6">6<text:span text:style-name="T1">1</text:span><text:span text:style-name="T14">12</text:span></text:p>
          </table:table-cell>
          <table:table-cell table:style-name="Table1.H2" office:value-type="string">
            <text:p text:style-name="P4">7<text:span text:style-name="T2">1</text:span><text:span text:style-name="T15">24</text:span></text:p>
          </table:table-cell>
          <table:table-cell table:style-name="Table1.B2" office:value-type="string">
            <text:p text:style-name="P5">8<text:span text:style-name="T1">4</text:span><text:span text:style-name="T14">8</text:span></text:p>
          </table:table-cell>
          <table:table-cell table:style-name="Table1.G2" office:value-type="string">
            <text:p text:style-name="P6">9<text:span text:style-name="T1">2</text:span><text:span text:style-name="T14">12</text:span></text:p>
          </table:table-cell>
          <table:table-cell table:style-name="Table1.D2" office:value-type="string">
            <text:p text:style-name="P5">10<text:span text:style-name="T1">3</text:span><text:span text:style-name="T14">12</text:span></text:p>
          </table:table-cell>
          <table:table-cell table:style-name="Table1.H2" office:value-type="string">
            <text:p text:style-name="P8">11<text:span text:style-name="T2">2</text:span><text:span text:style-name="T15">24</text:span></text:p>
          </table:table-cell>
          <table:table-cell table:style-name="Table1.D2" office:value-type="string">
            <text:p text:style-name="P5">12<text:span text:style-name="T1">4</text:span><text:span text:style-name="T14">12</text:span></text:p>
          </table:table-cell>
          <table:table-cell table:style-name="Table1.H2" office:value-type="string">
            <text:p text:style-name="P8">13<text:span text:style-name="T2">3</text:span><text:span text:style-name="T15">24</text:span></text:p>
          </table:table-cell>
          <table:table-cell table:style-name="Table1.H2" office:value-type="string">
            <text:p text:style-name="P8">14<text:span text:style-name="T2">4</text:span><text:span text:style-name="T15">24</text:span></text:p>
          </table:table-cell>
          <table:table-cell table:style-name="Table1.P2" office:value-type="string">
            <text:p text:style-name="P9">15<text:span text:style-name="T3">1</text:span><text:span text:style-name="T16">6</text:span></text:p>
          </table:table-cell>
        </table:table-row>
        <table:table-row>
          <table:table-cell table:style-name="Table1.A3" office:value-type="string">
            <text:p text:style-name="P2"><draw:g text:anchor-type="paragraph" draw:z-index="16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2"><draw:g text:anchor-type="paragraph" draw:z-index="17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61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62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63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64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65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66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67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68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K3" office:value-type="string">
            <text:p text:style-name="P3"><draw:g text:anchor-type="paragraph" draw:z-index="69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L3" office:value-type="string">
            <text:p text:style-name="P3"><draw:g text:anchor-type="paragraph" draw:z-index="70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M3" office:value-type="string">
            <text:p text:style-name="P3"><draw:g text:anchor-type="paragraph" draw:z-index="71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N3" office:value-type="string">
            <text:p text:style-name="P3"><draw:g text:anchor-type="paragraph" draw:z-index="72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O3" office:value-type="string">
            <text:p text:style-name="P3"><draw:g text:anchor-type="paragraph" draw:z-index="73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P3" office:value-type="string">
            <text:p text:style-name="P2"><draw:g text:anchor-type="paragraph" draw:z-index="18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</table:table-row>
        <table:table-row>
          <table:table-cell table:style-name="Table1.A4" office:value-type="string">
            <text:p text:style-name="P5">16<text:line-break/><text:span text:style-name="T1">5</text:span><text:span text:style-name="T14">8</text:span></text:p>
          </table:table-cell>
          <table:table-cell table:style-name="Table1.B4" office:value-type="string">
            <text:p text:style-name="P5">17<text:line-break/><text:span text:style-name="T1">5</text:span><text:span text:style-name="T14">12</text:span></text:p>
          </table:table-cell>
          <table:table-cell table:style-name="Table1.C4" office:value-type="string">
            <text:p text:style-name="P7">18<text:line-break/><text:span text:style-name="T1">3</text:span><text:span text:style-name="T14">12</text:span></text:p>
          </table:table-cell>
          <table:table-cell table:style-name="Table1.D4" office:value-type="string">
            <text:p text:style-name="P8">19<text:line-break/><text:span text:style-name="T3">5</text:span><text:span text:style-name="T15">24</text:span></text:p>
          </table:table-cell>
          <table:table-cell table:style-name="Table1.C4" office:value-type="string">
            <text:p text:style-name="P7">20<text:line-break/><text:span text:style-name="T1">4</text:span><text:span text:style-name="T14">12</text:span></text:p>
          </table:table-cell>
          <table:table-cell table:style-name="Table1.D4" office:value-type="string">
            <text:p text:style-name="P8">21<text:line-break/><text:span text:style-name="T3">6</text:span><text:span text:style-name="T15">24</text:span></text:p>
          </table:table-cell>
          <table:table-cell table:style-name="Table1.G4" office:value-type="string">
            <text:p text:style-name="P10">22<text:line-break/><text:span text:style-name="T1">1</text:span><text:span text:style-name="T14">8</text:span></text:p>
          </table:table-cell>
          <table:table-cell table:style-name="Table1.H4" office:value-type="string">
            <text:p text:style-name="P11">23<text:line-break/><text:span text:style-name="T1">1</text:span><text:span text:style-name="T14">8</text:span></text:p>
          </table:table-cell>
          <table:table-cell table:style-name="Table1.I4" office:value-type="string">
            <text:p text:style-name="P11">24<text:line-break/><text:span text:style-name="T1">1</text:span><text:span text:style-name="T17">4</text:span></text:p>
          </table:table-cell>
          <table:table-cell table:style-name="Table1.J4" office:value-type="string">
            <text:p text:style-name="P12">25<text:line-break/><text:span text:style-name="T2">1</text:span><text:span text:style-name="T15">24</text:span></text:p>
          </table:table-cell>
          <table:table-cell table:style-name="Table1.J4" office:value-type="string">
            <text:p text:style-name="P12">26<text:line-break/><text:span text:style-name="T6">2</text:span><text:span text:style-name="T15">24</text:span></text:p>
          </table:table-cell>
          <table:table-cell table:style-name="Table1.L4" office:value-type="string">
            <text:p text:style-name="P13">27<text:line-break/><text:span text:style-name="T2">1</text:span><text:span text:style-name="T15">24</text:span></text:p>
          </table:table-cell>
          <table:table-cell table:style-name="Table1.J4" office:value-type="string">
            <text:p text:style-name="P12">28<text:line-break/><text:span text:style-name="T6">3</text:span><text:span text:style-name="T15">24</text:span></text:p>
          </table:table-cell>
          <table:table-cell table:style-name="Table1.L4" office:value-type="string">
            <text:p text:style-name="P13">29<text:line-break/><text:span text:style-name="T7">2</text:span><text:span text:style-name="T15">24</text:span></text:p>
          </table:table-cell>
          <table:table-cell table:style-name="Table1.O4" office:value-type="string">
            <text:p text:style-name="P24">30<text:line-break/><text:span text:style-name="T2">1</text:span><text:span text:style-name="T15">24</text:span></text:p>
          </table:table-cell>
          <table:table-cell table:style-name="Table1.P4" office:value-type="string">
            <text:p text:style-name="P14">31<text:line-break/><text:span text:style-name="T2">1</text:span><text:span text:style-name="T15">24</text:span></text:p>
          </table:table-cell>
        </table:table-row>
        <table:table-row>
          <table:table-cell table:style-name="Table1.A3" office:value-type="string">
            <text:p text:style-name="P2"><draw:g text:anchor-type="paragraph" draw:z-index="19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46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47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48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49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50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51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52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53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54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K5" office:value-type="string">
            <text:p text:style-name="P3"><draw:g text:anchor-type="paragraph" draw:z-index="55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L5" office:value-type="string">
            <text:p text:style-name="P3"><draw:g text:anchor-type="paragraph" draw:z-index="56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M5" office:value-type="string">
            <text:p text:style-name="P3"><draw:g text:anchor-type="paragraph" draw:z-index="57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N5" office:value-type="string">
            <text:p text:style-name="P3"><draw:g text:anchor-type="paragraph" draw:z-index="58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O5" office:value-type="string">
            <text:p text:style-name="P3"><draw:g text:anchor-type="paragraph" draw:z-index="59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P5" office:value-type="string">
            <text:p text:style-name="P2"><draw:g text:anchor-type="paragraph" draw:z-index="60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</table:table-row>
        <table:table-row>
          <table:table-cell table:style-name="Table1.A4" office:value-type="string">
            <text:p text:style-name="P5">32<text:line-break/><text:span text:style-name="T1">6</text:span><text:span text:style-name="T14">8</text:span></text:p>
          </table:table-cell>
          <table:table-cell table:style-name="Table1.C4" office:value-type="string">
            <text:p text:style-name="P7">33<text:line-break/><text:span text:style-name="T1">5</text:span><text:span text:style-name="T14">12</text:span></text:p>
          </table:table-cell>
          <table:table-cell table:style-name="Table1.B4" office:value-type="string">
            <text:p text:style-name="P5">34<text:line-break/><text:span text:style-name="T1">6</text:span><text:span text:style-name="T14">12</text:span></text:p>
          </table:table-cell>
          <table:table-cell table:style-name="Table1.D4" office:value-type="string">
            <text:p text:style-name="P8">35<text:line-break/><text:span text:style-name="T3">7</text:span><text:span text:style-name="T15">24</text:span></text:p>
          </table:table-cell>
          <table:table-cell table:style-name="Table1.I4" office:value-type="string">
            <text:p text:style-name="P11">36<text:span text:style-name="T1"><text:line-break/></text:span><text:span text:style-name="T5">2</text:span><text:span text:style-name="T17">4</text:span></text:p>
          </table:table-cell>
          <table:table-cell table:style-name="Table1.J4" office:value-type="string">
            <text:p text:style-name="P12">37<text:line-break/><text:span text:style-name="T6">4</text:span><text:span text:style-name="T15">24</text:span></text:p>
          </table:table-cell>
          <table:table-cell table:style-name="Table1.J4" office:value-type="string">
            <text:p text:style-name="P12">38<text:line-break/><text:span text:style-name="T6">5</text:span><text:span text:style-name="T15">24</text:span></text:p>
          </table:table-cell>
          <table:table-cell table:style-name="Table1.L4" office:value-type="string">
            <text:p text:style-name="P13">39<text:line-break/><text:span text:style-name="T7">3</text:span><text:span text:style-name="T15">24</text:span></text:p>
          </table:table-cell>
          <table:table-cell table:style-name="Table1.C4" office:value-type="string">
            <text:p text:style-name="P7">40<text:line-break/><text:span text:style-name="T1">6</text:span><text:span text:style-name="T14">12</text:span></text:p>
          </table:table-cell>
          <table:table-cell table:style-name="Table1.G4" office:value-type="string">
            <text:p text:style-name="P10">41<text:line-break/><text:span text:style-name="T4">2</text:span><text:span text:style-name="T14">8</text:span></text:p>
          </table:table-cell>
          <table:table-cell table:style-name="Table1.D4" office:value-type="string">
            <text:p text:style-name="P8">42<text:line-break/><text:span text:style-name="T3">8</text:span><text:span text:style-name="T15">24</text:span></text:p>
          </table:table-cell>
          <table:table-cell table:style-name="Table1.H4" office:value-type="string">
            <text:p text:style-name="P11">43<text:line-break/><text:span text:style-name="T5">2</text:span><text:span text:style-name="T14">8</text:span></text:p>
          </table:table-cell>
          <table:table-cell table:style-name="Table1.J4" office:value-type="string">
            <text:p text:style-name="P12">44<text:line-break/><text:span text:style-name="T6">6</text:span><text:span text:style-name="T15">24</text:span></text:p>
          </table:table-cell>
          <table:table-cell table:style-name="Table1.O4" office:value-type="string">
            <text:p text:style-name="P24">45<text:line-break/><text:span text:style-name="T11">2</text:span><text:span text:style-name="T15">24</text:span></text:p>
          </table:table-cell>
          <table:table-cell table:style-name="Table1.L4" office:value-type="string">
            <text:p text:style-name="P13">46<text:line-break/><text:span text:style-name="T7">4</text:span><text:span text:style-name="T15">24</text:span></text:p>
          </table:table-cell>
          <table:table-cell table:style-name="Table1.P4" office:value-type="string">
            <text:p text:style-name="P14">47<text:line-break/><text:span text:style-name="T9">2</text:span><text:span text:style-name="T15">24</text:span></text:p>
          </table:table-cell>
        </table:table-row>
        <table:table-row>
          <table:table-cell table:style-name="Table1.A3" office:value-type="string">
            <text:p text:style-name="P2"><draw:g text:anchor-type="paragraph" draw:z-index="20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74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75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76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77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78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79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80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81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82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K7" office:value-type="string">
            <text:p text:style-name="P3"><draw:g text:anchor-type="paragraph" draw:z-index="83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L7" office:value-type="string">
            <text:p text:style-name="P3"><draw:g text:anchor-type="paragraph" draw:z-index="84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M7" office:value-type="string">
            <text:p text:style-name="P3"><draw:g text:anchor-type="paragraph" draw:z-index="85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N7" office:value-type="string">
            <text:p text:style-name="P3"><draw:g text:anchor-type="paragraph" draw:z-index="86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O7" office:value-type="string">
            <text:p text:style-name="P3"><draw:g text:anchor-type="paragraph" draw:z-index="87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P7" office:value-type="string">
            <text:p text:style-name="P2"><draw:g text:anchor-type="paragraph" draw:z-index="21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</table:table-row>
        <table:table-row>
          <table:table-cell table:style-name="Table1.B4" office:value-type="string">
            <text:p text:style-name="P5">48<text:line-break/><text:span text:style-name="T1">7</text:span><text:span text:style-name="T14">12</text:span></text:p>
          </table:table-cell>
          <table:table-cell table:style-name="Table1.D4" office:value-type="string">
            <text:p text:style-name="P8">49<text:line-break/><text:span text:style-name="T3">9</text:span><text:span text:style-name="T15">24</text:span></text:p>
          </table:table-cell>
          <table:table-cell table:style-name="Table1.D4" office:value-type="string">
            <text:p text:style-name="P8">50<text:line-break/><text:span text:style-name="T2">1</text:span><text:span text:style-name="T3">0</text:span><text:span text:style-name="T15">24</text:span></text:p>
          </table:table-cell>
          <table:table-cell table:style-name="Table1.D8" office:value-type="string">
            <text:p text:style-name="P9">51<text:line-break/><text:span text:style-name="T3">2</text:span><text:span text:style-name="T16">6</text:span></text:p>
          </table:table-cell>
          <table:table-cell table:style-name="Table1.J4" office:value-type="string">
            <text:p text:style-name="P12">52<text:line-break/><text:span text:style-name="T6">7</text:span><text:span text:style-name="T15">24</text:span></text:p>
          </table:table-cell>
          <table:table-cell table:style-name="Table1.L4" office:value-type="string">
            <text:p text:style-name="P13">53<text:line-break/><text:span text:style-name="T7">5</text:span><text:span text:style-name="T15">24</text:span></text:p>
          </table:table-cell>
          <table:table-cell table:style-name="Table1.O4" office:value-type="string">
            <text:p text:style-name="P24">54<text:line-break/><text:span text:style-name="T11">3</text:span><text:span text:style-name="T15">24</text:span></text:p>
          </table:table-cell>
          <table:table-cell table:style-name="Table1.H8" office:value-type="string">
            <text:p text:style-name="P14">55<text:line-break/><text:span text:style-name="T9">3</text:span><text:span text:style-name="T15">24</text:span></text:p>
          </table:table-cell>
          <table:table-cell table:style-name="Table1.J4" office:value-type="string">
            <text:p text:style-name="P12">56<text:line-break/><text:span text:style-name="T6">8</text:span><text:span text:style-name="T15">24</text:span></text:p>
          </table:table-cell>
          <table:table-cell table:style-name="Table1.O4" office:value-type="string">
            <text:p text:style-name="P24">57<text:line-break/><text:span text:style-name="T11">4</text:span><text:span text:style-name="T15">24</text:span></text:p>
          </table:table-cell>
          <table:table-cell table:style-name="Table1.L4" office:value-type="string">
            <text:p text:style-name="P13">58<text:line-break/><text:span text:style-name="T7">6</text:span><text:span text:style-name="T18">24</text:span></text:p>
          </table:table-cell>
          <table:table-cell table:style-name="Table1.H8" office:value-type="string">
            <text:p text:style-name="P14">59<text:line-break/><text:span text:style-name="T9">4</text:span><text:span text:style-name="T15">24</text:span></text:p>
          </table:table-cell>
          <table:table-cell table:style-name="Table1.M8" office:value-type="string">
            <text:p text:style-name="P23">60<text:line-break/><text:span text:style-name="T3">1</text:span><text:span text:style-name="T16">6</text:span></text:p>
          </table:table-cell>
          <table:table-cell table:style-name="Table1.N8" office:value-type="string">
            <text:p text:style-name="P24">61<text:line-break/><text:span text:style-name="T2">1</text:span><text:span text:style-name="T15">24</text:span></text:p>
          </table:table-cell>
          <table:table-cell table:style-name="Table1.N8" office:value-type="string">
            <text:p text:style-name="P24">62<text:line-break/><text:span text:style-name="T11">2</text:span><text:span text:style-name="T15">24</text:span></text:p>
          </table:table-cell>
          <table:table-cell table:style-name="Table1.P8" office:value-type="string">
            <text:p text:style-name="P26">63<text:line-break/><text:span text:style-name="T1">1</text:span><text:span text:style-name="T14">12</text:span></text:p>
          </table:table-cell>
        </table:table-row>
        <table:table-row>
          <table:table-cell table:style-name="Table1.A3" office:value-type="string">
            <text:p text:style-name="P2"><draw:g text:anchor-type="paragraph" draw:z-index="22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88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89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90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91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92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93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94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95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96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K9" office:value-type="string">
            <text:p text:style-name="P3"><draw:g text:anchor-type="paragraph" draw:z-index="97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L9" office:value-type="string">
            <text:p text:style-name="P3"><draw:g text:anchor-type="paragraph" draw:z-index="98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M9" office:value-type="string">
            <text:p text:style-name="P3"><draw:g text:anchor-type="paragraph" draw:z-index="99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N9" office:value-type="string">
            <text:p text:style-name="P3"><draw:g text:anchor-type="paragraph" draw:z-index="100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O9" office:value-type="string">
            <text:p text:style-name="P3"><draw:g text:anchor-type="paragraph" draw:z-index="101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P9" office:value-type="string">
            <text:p text:style-name="P2"><draw:g text:anchor-type="paragraph" draw:z-index="34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</table:table-row>
        <table:table-row>
          <table:table-cell table:style-name="Table1.A4" office:value-type="string">
            <text:p text:style-name="P5">64<text:line-break/><text:span text:style-name="T1">7</text:span><text:span text:style-name="T14">8</text:span></text:p>
          </table:table-cell>
          <table:table-cell table:style-name="Table1.C4" office:value-type="string">
            <text:p text:style-name="P7">65<text:line-break/><text:span text:style-name="T1">7</text:span><text:span text:style-name="T14">12</text:span></text:p>
          </table:table-cell>
          <table:table-cell table:style-name="Table1.I4" office:value-type="string">
            <text:p text:style-name="P11">66<text:line-break/><text:span text:style-name="T5">3</text:span><text:span text:style-name="T17">4</text:span></text:p>
          </table:table-cell>
          <table:table-cell table:style-name="Table1.J4" office:value-type="string">
            <text:p text:style-name="P12">67<text:line-break/><text:span text:style-name="T6">9</text:span><text:span text:style-name="T15">24</text:span></text:p>
          </table:table-cell>
          <table:table-cell table:style-name="Table1.B4" office:value-type="string">
            <text:p text:style-name="P5">68<text:line-break/><text:span text:style-name="T1">8</text:span><text:span text:style-name="T14">12</text:span></text:p>
          </table:table-cell>
          <table:table-cell table:style-name="Table1.D4" office:value-type="string">
            <text:p text:style-name="P8">69<text:line-break/><text:span text:style-name="T2">1</text:span><text:span text:style-name="T3">1</text:span><text:span text:style-name="T15">24</text:span></text:p>
          </table:table-cell>
          <table:table-cell table:style-name="Table1.J4" office:value-type="string">
            <text:p text:style-name="P12">70<text:line-break/><text:span text:style-name="T2">1</text:span><text:span text:style-name="T6">0</text:span><text:span text:style-name="T15">24</text:span></text:p>
          </table:table-cell>
          <table:table-cell table:style-name="Table1.L4" office:value-type="string">
            <text:p text:style-name="P13">71<text:line-break/><text:span text:style-name="T7">7</text:span><text:span text:style-name="T15">24</text:span></text:p>
          </table:table-cell>
          <table:table-cell table:style-name="Table1.C4" office:value-type="string">
            <text:p text:style-name="P7">72<text:line-break/><text:span text:style-name="T1">8</text:span><text:span text:style-name="T14">12</text:span></text:p>
          </table:table-cell>
          <table:table-cell table:style-name="Table1.G4" office:value-type="string">
            <text:p text:style-name="P10">73<text:line-break/><text:span text:style-name="T4">3</text:span><text:span text:style-name="T14">8</text:span></text:p>
          </table:table-cell>
          <table:table-cell table:style-name="Table1.J4" office:value-type="string">
            <text:p text:style-name="P12">74<text:line-break/><text:span text:style-name="T2">1</text:span><text:span text:style-name="T6">1</text:span><text:span text:style-name="T15">24</text:span></text:p>
          </table:table-cell>
          <table:table-cell table:style-name="Table1.O4" office:value-type="string">
            <text:p text:style-name="P24">75<text:line-break/><text:span text:style-name="T11">5</text:span><text:span text:style-name="T15">24</text:span></text:p>
          </table:table-cell>
          <table:table-cell table:style-name="Table1.D4" office:value-type="string">
            <text:p text:style-name="P8">76<text:line-break/><text:span text:style-name="T2">12</text:span><text:span text:style-name="T15">24</text:span></text:p>
          </table:table-cell>
          <table:table-cell table:style-name="Table1.H4" office:value-type="string">
            <text:p text:style-name="P11">77<text:line-break/><text:span text:style-name="T5">3</text:span><text:span text:style-name="T14">8</text:span></text:p>
          </table:table-cell>
          <table:table-cell table:style-name="Table1.L4" office:value-type="string">
            <text:p text:style-name="P13">78<text:line-break/><text:span text:style-name="T7">8</text:span><text:span text:style-name="T15">24</text:span></text:p>
          </table:table-cell>
          <table:table-cell table:style-name="Table1.P4" office:value-type="string">
            <text:p text:style-name="P14">79<text:line-break/><text:span text:style-name="T9">5</text:span><text:span text:style-name="T15">24</text:span></text:p>
          </table:table-cell>
        </table:table-row>
        <table:table-row>
          <table:table-cell table:style-name="Table1.A3" office:value-type="string">
            <text:p text:style-name="P2"><draw:g text:anchor-type="paragraph" draw:z-index="23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02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03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04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05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06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07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08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09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10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K11" office:value-type="string">
            <text:p text:style-name="P3"><draw:g text:anchor-type="paragraph" draw:z-index="111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L11" office:value-type="string">
            <text:p text:style-name="P3"><draw:g text:anchor-type="paragraph" draw:z-index="112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M11" office:value-type="string">
            <text:p text:style-name="P3"><draw:g text:anchor-type="paragraph" draw:z-index="113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N11" office:value-type="string">
            <text:p text:style-name="P3"><draw:g text:anchor-type="paragraph" draw:z-index="114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O11" office:value-type="string">
            <text:p text:style-name="P3"><draw:g text:anchor-type="paragraph" draw:z-index="115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P11" office:value-type="string">
            <text:p text:style-name="P2"><draw:g text:anchor-type="paragraph" draw:z-index="35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</table:table-row>
        <table:table-row>
          <table:table-cell table:style-name="Table1.B4" office:value-type="string">
            <text:p text:style-name="P5">80<text:line-break/><text:span text:style-name="T1">9</text:span><text:span text:style-name="T14">12</text:span></text:p>
          </table:table-cell>
          <table:table-cell table:style-name="Table1.D4" office:value-type="string">
            <text:p text:style-name="P8">81<text:line-break/><text:span text:style-name="T2">13</text:span><text:span text:style-name="T15">24</text:span></text:p>
          </table:table-cell>
          <table:table-cell table:style-name="Table1.J4" office:value-type="string">
            <text:p text:style-name="P12">82<text:line-break/><text:span text:style-name="T2">1</text:span><text:span text:style-name="T6">2</text:span><text:span text:style-name="T15">24</text:span></text:p>
          </table:table-cell>
          <table:table-cell table:style-name="Table1.L4" office:value-type="string">
            <text:p text:style-name="P13">83<text:line-break/><text:span text:style-name="T7">9</text:span><text:span text:style-name="T15">24</text:span></text:p>
          </table:table-cell>
          <table:table-cell table:style-name="Table1.D4" office:value-type="string">
            <text:p text:style-name="P8">84<text:line-break/><text:span text:style-name="T2">14</text:span><text:span text:style-name="T15">24</text:span></text:p>
          </table:table-cell>
          <table:table-cell table:style-name="Table1.D8" office:value-type="string">
            <text:p text:style-name="P9">85<text:line-break/><text:span text:style-name="T3">3</text:span><text:span text:style-name="T16">6</text:span></text:p>
          </table:table-cell>
          <table:table-cell table:style-name="Table1.O4" office:value-type="string">
            <text:p text:style-name="P24">86<text:line-break/><text:span text:style-name="T11">6</text:span><text:span text:style-name="T15">24</text:span></text:p>
          </table:table-cell>
          <table:table-cell table:style-name="Table1.H8" office:value-type="string">
            <text:p text:style-name="P14">87<text:line-break/><text:span text:style-name="T9">6</text:span><text:span text:style-name="T15">24</text:span></text:p>
          </table:table-cell>
          <table:table-cell table:style-name="Table1.J4" office:value-type="string">
            <text:p text:style-name="P12">88<text:line-break/><text:span text:style-name="T2">1</text:span><text:span text:style-name="T6">3</text:span><text:span text:style-name="T15">24</text:span></text:p>
          </table:table-cell>
          <table:table-cell table:style-name="Table1.O4" office:value-type="string">
            <text:p text:style-name="P24">89<text:line-break/><text:span text:style-name="T11">7</text:span><text:span text:style-name="T15">24</text:span></text:p>
          </table:table-cell>
          <table:table-cell table:style-name="Table1.M8" office:value-type="string">
            <text:p text:style-name="P23">90<text:line-break/><text:span text:style-name="T10">2</text:span><text:span text:style-name="T16">6</text:span></text:p>
          </table:table-cell>
          <table:table-cell table:style-name="Table1.N8" office:value-type="string">
            <text:p text:style-name="P24">91<text:line-break/><text:span text:style-name="T11">3</text:span><text:span text:style-name="T15">24</text:span></text:p>
          </table:table-cell>
          <table:table-cell table:style-name="Table1.L4" office:value-type="string">
            <text:p text:style-name="P13">92<text:line-break/><text:span text:style-name="T2">1</text:span><text:span text:style-name="T7">0</text:span><text:span text:style-name="T15">24</text:span></text:p>
          </table:table-cell>
          <table:table-cell table:style-name="Table1.H8" office:value-type="string">
            <text:p text:style-name="P14">93<text:line-break/><text:span text:style-name="T9">7</text:span><text:span text:style-name="T15">24</text:span></text:p>
          </table:table-cell>
          <table:table-cell table:style-name="Table1.N8" office:value-type="string">
            <text:p text:style-name="P24">94<text:line-break/><text:span text:style-name="T11">4</text:span><text:span text:style-name="T15">24</text:span></text:p>
          </table:table-cell>
          <table:table-cell table:style-name="Table1.P8" office:value-type="string">
            <text:p text:style-name="P26">95<text:line-break/><text:span text:style-name="T13">2</text:span><text:span text:style-name="T14">12</text:span></text:p>
          </table:table-cell>
        </table:table-row>
        <table:table-row>
          <table:table-cell table:style-name="Table1.A3" office:value-type="string">
            <text:p text:style-name="P2"><draw:g text:anchor-type="paragraph" draw:z-index="24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16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17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18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19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20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21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22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23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24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K13" office:value-type="string">
            <text:p text:style-name="P3"><draw:g text:anchor-type="paragraph" draw:z-index="125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L13" office:value-type="string">
            <text:p text:style-name="P3"><draw:g text:anchor-type="paragraph" draw:z-index="126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M13" office:value-type="string">
            <text:p text:style-name="P3"><draw:g text:anchor-type="paragraph" draw:z-index="127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N13" office:value-type="string">
            <text:p text:style-name="P3"><draw:g text:anchor-type="paragraph" draw:z-index="128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O13" office:value-type="string">
            <text:p text:style-name="P3"><draw:g text:anchor-type="paragraph" draw:z-index="129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P13" office:value-type="string">
            <text:p text:style-name="P2"><draw:g text:anchor-type="paragraph" draw:z-index="36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</table:table-row>
        <table:table-row>
          <table:table-cell table:style-name="Table1.C4" office:value-type="string">
            <text:p text:style-name="P7">96<text:line-break/><text:span text:style-name="T1">9</text:span><text:span text:style-name="T14">12</text:span></text:p>
          </table:table-cell>
          <table:table-cell table:style-name="Table1.G4" office:value-type="string">
            <text:p text:style-name="P10">97<text:line-break/><text:span text:style-name="T4">4</text:span><text:span text:style-name="T14">8</text:span></text:p>
          </table:table-cell>
          <table:table-cell table:style-name="Table1.J4" office:value-type="string">
            <text:p text:style-name="P12">98<text:line-break/><text:span text:style-name="T2">1</text:span><text:span text:style-name="T6">4</text:span><text:span text:style-name="T15">24</text:span></text:p>
          </table:table-cell>
          <table:table-cell table:style-name="Table1.O4" office:value-type="string">
            <text:p text:style-name="P24">99<text:line-break/><text:span text:style-name="T11">8</text:span><text:span text:style-name="T15">24</text:span></text:p>
          </table:table-cell>
          <table:table-cell table:style-name="Table1.J4" office:value-type="string">
            <text:p text:style-name="P12">100<text:line-break/><text:span text:style-name="T2">1</text:span><text:span text:style-name="T6">5</text:span><text:span text:style-name="T15">24</text:span></text:p>
          </table:table-cell>
          <table:table-cell table:style-name="Table1.O4" office:value-type="string">
            <text:p text:style-name="P24">101<text:line-break/><text:span text:style-name="T11">9</text:span><text:span text:style-name="T15">24</text:span></text:p>
          </table:table-cell>
          <table:table-cell table:style-name="Table1.M8" office:value-type="string">
            <text:p text:style-name="P23">102<text:line-break/><text:span text:style-name="T10">3</text:span><text:span text:style-name="T16">6</text:span></text:p>
          </table:table-cell>
          <table:table-cell table:style-name="Table1.N8" office:value-type="string">
            <text:p text:style-name="P24">103<text:line-break/><text:span text:style-name="T11">5</text:span><text:span text:style-name="T15">24</text:span></text:p>
          </table:table-cell>
          <table:table-cell table:style-name="Table1.G4" office:value-type="string">
            <text:p text:style-name="P10">104<text:line-break/><text:span text:style-name="T4">5</text:span><text:span text:style-name="T14">8</text:span></text:p>
          </table:table-cell>
          <table:table-cell table:style-name="Table1.J14" office:value-type="string">
            <text:p text:style-name="P24">105<text:line-break/><text:span text:style-name="T1">1</text:span><text:span text:style-name="T19">2</text:span></text:p>
          </table:table-cell>
          <table:table-cell table:style-name="Table1.O4" office:value-type="string">
            <text:p text:style-name="P24">106<text:line-break/><text:span text:style-name="T2">1</text:span><text:span text:style-name="T11">0</text:span><text:span text:style-name="T15">24</text:span></text:p>
          </table:table-cell>
          <table:table-cell table:style-name="Table1.L14" office:value-type="string">
            <text:p text:style-name="P25">107<text:line-break/><text:span text:style-name="T1">1</text:span><text:span text:style-name="T14">8</text:span></text:p>
          </table:table-cell>
          <table:table-cell table:style-name="Table1.O4" office:value-type="string">
            <text:p text:style-name="P24">108<text:line-break/><text:span text:style-name="T2">1</text:span><text:span text:style-name="T11">1</text:span><text:span text:style-name="T15">24</text:span></text:p>
          </table:table-cell>
          <table:table-cell table:style-name="Table1.L14" office:value-type="string">
            <text:p text:style-name="P25">109<text:line-break/><text:span text:style-name="T12">2</text:span><text:span text:style-name="T14">8</text:span></text:p>
          </table:table-cell>
          <table:table-cell table:style-name="Table1.N8" office:value-type="string">
            <text:p text:style-name="P24">110<text:line-break/><text:span text:style-name="T11">6</text:span><text:span text:style-name="T15">24</text:span></text:p>
          </table:table-cell>
          <table:table-cell table:style-name="Table1.P14" office:value-type="string">
            <text:p text:style-name="P25">111<text:line-break/><text:span text:style-name="T1">1</text:span><text:span text:style-name="T14">12</text:span></text:p>
          </table:table-cell>
        </table:table-row>
        <table:table-row>
          <table:table-cell table:style-name="Table1.A3" office:value-type="string">
            <text:p text:style-name="P2"><draw:g text:anchor-type="paragraph" draw:z-index="25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30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31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32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33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34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35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36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37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38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K15" office:value-type="string">
            <text:p text:style-name="P3"><draw:g text:anchor-type="paragraph" draw:z-index="139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L15" office:value-type="string">
            <text:p text:style-name="P3"><draw:g text:anchor-type="paragraph" draw:z-index="140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M15" office:value-type="string">
            <text:p text:style-name="P3"><draw:g text:anchor-type="paragraph" draw:z-index="141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N15" office:value-type="string">
            <text:p text:style-name="P3"><draw:g text:anchor-type="paragraph" draw:z-index="142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O15" office:value-type="string">
            <text:p text:style-name="P3"><draw:g text:anchor-type="paragraph" draw:z-index="143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P15" office:value-type="string">
            <text:p text:style-name="P2"><draw:g text:anchor-type="paragraph" draw:z-index="37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</table:table-row>
        <table:table-row>
          <table:table-cell table:style-name="Table1.D4" office:value-type="string">
            <text:p text:style-name="P8">112<text:line-break/><text:span text:style-name="T2">15</text:span><text:span text:style-name="T15">24</text:span></text:p>
          </table:table-cell>
          <table:table-cell table:style-name="Table1.H4" office:value-type="string">
            <text:p text:style-name="P11">113<text:line-break/><text:span text:style-name="T5">4</text:span><text:span text:style-name="T14">8</text:span></text:p>
          </table:table-cell>
          <table:table-cell table:style-name="Table1.L4" office:value-type="string">
            <text:p text:style-name="P13">114<text:line-break/><text:span text:style-name="T2">1</text:span><text:span text:style-name="T7">1</text:span><text:span text:style-name="T15">24</text:span></text:p>
          </table:table-cell>
          <table:table-cell table:style-name="Table1.H8" office:value-type="string">
            <text:p text:style-name="P14">115<text:line-break/><text:span text:style-name="T9">8</text:span><text:span text:style-name="T15">24</text:span></text:p>
          </table:table-cell>
          <table:table-cell table:style-name="Table1.L4" office:value-type="string">
            <text:p text:style-name="P13">116<text:line-break/><text:span text:style-name="T2">1</text:span><text:span text:style-name="T7">2</text:span><text:span text:style-name="T15">24</text:span></text:p>
          </table:table-cell>
          <table:table-cell table:style-name="Table1.H8" office:value-type="string">
            <text:p text:style-name="P14">117<text:line-break/><text:span text:style-name="T9">9</text:span><text:span text:style-name="T15">24</text:span></text:p>
          </table:table-cell>
          <table:table-cell table:style-name="Table1.N8" office:value-type="string">
            <text:p text:style-name="P24">118<text:line-break/><text:span text:style-name="T11">7</text:span><text:span text:style-name="T15">24</text:span></text:p>
          </table:table-cell>
          <table:table-cell table:style-name="Table1.H16" office:value-type="string">
            <text:p text:style-name="P26">119<text:line-break/><text:span text:style-name="T13">3</text:span><text:span text:style-name="T14">12</text:span></text:p>
          </table:table-cell>
          <table:table-cell table:style-name="Table1.O4" office:value-type="string">
            <text:p text:style-name="P24">120<text:line-break/><text:span text:style-name="T2">1</text:span><text:span text:style-name="T11">2</text:span><text:span text:style-name="T15">24</text:span></text:p>
          </table:table-cell>
          <table:table-cell table:style-name="Table1.L14" office:value-type="string">
            <text:p text:style-name="P25">121<text:line-break/><text:span text:style-name="T12">3</text:span><text:span text:style-name="T14">8</text:span></text:p>
          </table:table-cell>
          <table:table-cell table:style-name="Table1.N8" office:value-type="string">
            <text:p text:style-name="P24">122<text:line-break/><text:span text:style-name="T11">8</text:span><text:span text:style-name="T15">24</text:span></text:p>
          </table:table-cell>
          <table:table-cell table:style-name="Table1.L16" office:value-type="string">
            <text:p text:style-name="P25">123<text:line-break/><text:span text:style-name="T12">2</text:span><text:span text:style-name="T14">12</text:span></text:p>
          </table:table-cell>
          <table:table-cell table:style-name="Table1.N8" office:value-type="string">
            <text:p text:style-name="P24">124<text:line-break/><text:span text:style-name="T11">9</text:span><text:span text:style-name="T15">24</text:span></text:p>
          </table:table-cell>
          <table:table-cell table:style-name="Table1.L16" office:value-type="string">
            <text:p text:style-name="P25">125<text:line-break/><text:span text:style-name="T12">3</text:span><text:span text:style-name="T14">12</text:span></text:p>
          </table:table-cell>
          <table:table-cell table:style-name="Table1.O16" office:value-type="string">
            <text:p text:style-name="P25">126<text:line-break/><text:span text:style-name="T12">1</text:span><text:span text:style-name="T17">4</text:span></text:p>
          </table:table-cell>
          <table:table-cell table:style-name="Table1.P16" office:value-type="string">
            <text:p text:style-name="P26">127<text:line-break/><text:span text:style-name="T1">1</text:span><text:span text:style-name="T14">8</text:span></text:p>
          </table:table-cell>
        </table:table-row>
        <table:table-row>
          <table:table-cell table:style-name="Table1.A3" office:value-type="string">
            <text:p text:style-name="P2"><draw:g text:anchor-type="paragraph" draw:z-index="26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44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45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46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47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48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49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50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51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52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K17" office:value-type="string">
            <text:p text:style-name="P3"><draw:g text:anchor-type="paragraph" draw:z-index="153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L17" office:value-type="string">
            <text:p text:style-name="P3"><draw:g text:anchor-type="paragraph" draw:z-index="154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M17" office:value-type="string">
            <text:p text:style-name="P3"><draw:g text:anchor-type="paragraph" draw:z-index="155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N17" office:value-type="string">
            <text:p text:style-name="P3"><draw:g text:anchor-type="paragraph" draw:z-index="156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O17" office:value-type="string">
            <text:p text:style-name="P3"><draw:g text:anchor-type="paragraph" draw:z-index="157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P17" office:value-type="string">
            <text:p text:style-name="P2"><draw:g text:anchor-type="paragraph" draw:z-index="38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</table:table-row>
        <table:table-row>
          <table:table-cell table:style-name="Table1.A4" office:value-type="string">
            <text:p text:style-name="P5">128<text:line-break/><text:span text:style-name="T1">8</text:span><text:span text:style-name="T14">8</text:span></text:p>
          </table:table-cell>
          <table:table-cell table:style-name="Table1.I4" office:value-type="string">
            <text:p text:style-name="P11">129<text:span text:style-name="T1"><text:line-break/></text:span><text:span text:style-name="T5">4</text:span><text:span text:style-name="T17">4</text:span></text:p>
          </table:table-cell>
          <table:table-cell table:style-name="Table1.C4" office:value-type="string">
            <text:p text:style-name="P7">130<text:line-break/><text:span text:style-name="T1">10</text:span><text:span text:style-name="T14">12</text:span></text:p>
          </table:table-cell>
          <table:table-cell table:style-name="Table1.J4" office:value-type="string">
            <text:p text:style-name="P12">131<text:line-break/><text:span text:style-name="T2">1</text:span><text:span text:style-name="T6">6</text:span><text:span text:style-name="T15">24</text:span></text:p>
          </table:table-cell>
          <table:table-cell table:style-name="Table1.C4" office:value-type="string">
            <text:p text:style-name="P7">132<text:line-break/><text:span text:style-name="T1">11</text:span><text:span text:style-name="T14">12</text:span></text:p>
          </table:table-cell>
          <table:table-cell table:style-name="Table1.J4" office:value-type="string">
            <text:p text:style-name="P12">133<text:line-break/><text:span text:style-name="T2">1</text:span><text:span text:style-name="T6">7</text:span><text:span text:style-name="T15">24</text:span></text:p>
          </table:table-cell>
          <table:table-cell table:style-name="Table1.G4" office:value-type="string">
            <text:p text:style-name="P10">134<text:span text:style-name="T1"><text:line-break/></text:span><text:span text:style-name="T4">6</text:span><text:span text:style-name="T14">8</text:span></text:p>
          </table:table-cell>
          <table:table-cell table:style-name="Table1.O4" office:value-type="string">
            <text:p text:style-name="P24">135<text:line-break/><text:span text:style-name="T2">1</text:span><text:span text:style-name="T11">3</text:span><text:span text:style-name="T15">24</text:span></text:p>
          </table:table-cell>
          <table:table-cell table:style-name="Table1.B4" office:value-type="string">
            <text:p text:style-name="P5">136<text:line-break/><text:span text:style-name="T1">10</text:span><text:span text:style-name="T14">12</text:span></text:p>
          </table:table-cell>
          <table:table-cell table:style-name="Table1.J4" office:value-type="string">
            <text:p text:style-name="P12">137<text:line-break/><text:span text:style-name="T2">1</text:span><text:span text:style-name="T6">8</text:span><text:span text:style-name="T15">24</text:span></text:p>
          </table:table-cell>
          <table:table-cell table:style-name="Table1.D4" office:value-type="string">
            <text:p text:style-name="P8">138<text:line-break/><text:span text:style-name="T2">16</text:span><text:span text:style-name="T15">24</text:span></text:p>
          </table:table-cell>
          <table:table-cell table:style-name="Table1.L4" office:value-type="string">
            <text:p text:style-name="P13">139<text:line-break/><text:span text:style-name="T2">1</text:span><text:span text:style-name="T7">3</text:span><text:span text:style-name="T15">24</text:span></text:p>
          </table:table-cell>
          <table:table-cell table:style-name="Table1.D4" office:value-type="string">
            <text:p text:style-name="P8">140<text:line-break/><text:span text:style-name="T2">17</text:span><text:span text:style-name="T15">24</text:span></text:p>
          </table:table-cell>
          <table:table-cell table:style-name="Table1.L4" office:value-type="string">
            <text:p text:style-name="P13">141<text:line-break/><text:span text:style-name="T2">1</text:span><text:span text:style-name="T7">4</text:span><text:span text:style-name="T15">24</text:span></text:p>
          </table:table-cell>
          <table:table-cell table:style-name="Table1.H4" office:value-type="string">
            <text:p text:style-name="P11">142<text:line-break/><text:span text:style-name="T5">5</text:span><text:span text:style-name="T14">8</text:span></text:p>
          </table:table-cell>
          <table:table-cell table:style-name="Table1.P4" office:value-type="string">
            <text:p text:style-name="P14">143<text:line-break/><text:span text:style-name="T2">1</text:span><text:span text:style-name="T9">0</text:span><text:span text:style-name="T15">24</text:span></text:p>
          </table:table-cell>
        </table:table-row>
        <table:table-row>
          <table:table-cell table:style-name="Table1.A3" office:value-type="string">
            <text:p text:style-name="P2"><draw:g text:anchor-type="paragraph" draw:z-index="27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58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59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60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61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62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63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64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65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A3" office:value-type="string">
            <text:p text:style-name="P3"><draw:g text:anchor-type="paragraph" draw:z-index="166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K19" office:value-type="string">
            <text:p text:style-name="P3"><draw:g text:anchor-type="paragraph" draw:z-index="167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L19" office:value-type="string">
            <text:p text:style-name="P3"><draw:g text:anchor-type="paragraph" draw:z-index="168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M19" office:value-type="string">
            <text:p text:style-name="P3"><draw:g text:anchor-type="paragraph" draw:z-index="169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N19" office:value-type="string">
            <text:p text:style-name="P3"><draw:g text:anchor-type="paragraph" draw:z-index="170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O19" office:value-type="string">
            <text:p text:style-name="P3"><draw:g text:anchor-type="paragraph" draw:z-index="171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P19" office:value-type="string">
            <text:p text:style-name="P2"><draw:g text:anchor-type="paragraph" draw:z-index="39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</table:table-row>
        <table:table-row>
          <table:table-cell table:style-name="Table1.C4" office:value-type="string">
            <text:p text:style-name="P7">144<text:line-break/><text:span text:style-name="T1">12</text:span><text:span text:style-name="T14">12</text:span></text:p>
          </table:table-cell>
          <table:table-cell table:style-name="Table1.J4" office:value-type="string">
            <text:p text:style-name="P12">145<text:line-break/><text:span text:style-name="T2">1</text:span><text:span text:style-name="T6">9</text:span><text:span text:style-name="T15">24</text:span></text:p>
          </table:table-cell>
          <table:table-cell table:style-name="Table1.G4" office:value-type="string">
            <text:p text:style-name="P10">146<text:span text:style-name="T1"><text:line-break/></text:span><text:span text:style-name="T4">7</text:span><text:span text:style-name="T14">8</text:span></text:p>
          </table:table-cell>
          <table:table-cell table:style-name="Table1.O4" office:value-type="string">
            <text:p text:style-name="P24">147<text:line-break/><text:span text:style-name="T2">1</text:span><text:span text:style-name="T11">4</text:span><text:span text:style-name="T15">24</text:span></text:p>
          </table:table-cell>
          <table:table-cell table:style-name="Table1.G4" office:value-type="string">
            <text:p text:style-name="P10">148<text:span text:style-name="T1"><text:line-break/></text:span><text:span text:style-name="T4">8</text:span><text:span text:style-name="T14">8</text:span></text:p>
          </table:table-cell>
          <table:table-cell table:style-name="Table1.O4" office:value-type="string">
            <text:p text:style-name="P24">149<text:line-break/><text:span text:style-name="T2">1</text:span><text:span text:style-name="T11">5</text:span><text:span text:style-name="T15">24</text:span></text:p>
          </table:table-cell>
          <table:table-cell table:style-name="Table1.J14" office:value-type="string">
            <text:p text:style-name="P24">150<text:line-break/><text:span text:style-name="T11">2</text:span><text:span text:style-name="T19">2</text:span></text:p>
          </table:table-cell>
          <table:table-cell table:style-name="Table1.L14" office:value-type="string">
            <text:p text:style-name="P25">151<text:line-break/><text:span text:style-name="T12">4</text:span><text:span text:style-name="T14">8</text:span></text:p>
          </table:table-cell>
          <table:table-cell table:style-name="Table1.J4" office:value-type="string">
            <text:p text:style-name="P12">152<text:span text:style-name="T2"><text:line-break/></text:span><text:span text:style-name="T6">20</text:span><text:span text:style-name="T15">24</text:span></text:p>
          </table:table-cell>
          <table:table-cell table:style-name="Table1.M8" office:value-type="string">
            <text:p text:style-name="P23">153<text:line-break/><text:span text:style-name="T10">4</text:span><text:span text:style-name="T16">6</text:span></text:p>
          </table:table-cell>
          <table:table-cell table:style-name="Table1.O4" office:value-type="string">
            <text:p text:style-name="P24">154<text:line-break/><text:span text:style-name="T2">1</text:span><text:span text:style-name="T11">6</text:span><text:span text:style-name="T15">24</text:span></text:p>
          </table:table-cell>
          <table:table-cell table:style-name="Table1.N8" office:value-type="string">
            <text:p text:style-name="P24">155<text:line-break/><text:span text:style-name="T2">1</text:span><text:span text:style-name="T11">0</text:span><text:span text:style-name="T15">24</text:span></text:p>
          </table:table-cell>
          <table:table-cell table:style-name="Table1.O4" office:value-type="string">
            <text:p text:style-name="P24">156<text:line-break/><text:span text:style-name="T2">1</text:span><text:span text:style-name="T11">7</text:span><text:span text:style-name="T15">24</text:span></text:p>
          </table:table-cell>
          <table:table-cell table:style-name="Table1.N8" office:value-type="string">
            <text:p text:style-name="P24">157<text:line-break/><text:span text:style-name="T2">1</text:span><text:span text:style-name="T11">1</text:span><text:span text:style-name="T15">24</text:span></text:p>
          </table:table-cell>
          <table:table-cell table:style-name="Table1.L14" office:value-type="string">
            <text:p text:style-name="P25">158<text:line-break/><text:span text:style-name="T12">5</text:span><text:span text:style-name="T14">8</text:span></text:p>
          </table:table-cell>
          <table:table-cell table:style-name="Table1.P14" office:value-type="string">
            <text:p text:style-name="P25">159<text:line-break/><text:span text:style-name="T12">4</text:span><text:span text:style-name="T14">12</text:span></text:p>
          </table:table-cell>
        </table:table-row>
        <table:table-row>
          <table:table-cell table:style-name="Table1.A31" office:value-type="string">
            <text:p text:style-name="P2"><draw:g text:anchor-type="paragraph" draw:z-index="28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B21" office:value-type="string">
            <text:p text:style-name="P3"><draw:g text:anchor-type="paragraph" draw:z-index="172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C21" office:value-type="string">
            <text:p text:style-name="P3"><draw:g text:anchor-type="paragraph" draw:z-index="173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D21" office:value-type="string">
            <text:p text:style-name="P3"><draw:g text:anchor-type="paragraph" draw:z-index="174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E21" office:value-type="string">
            <text:p text:style-name="P3"><draw:g text:anchor-type="paragraph" draw:z-index="175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F21" office:value-type="string">
            <text:p text:style-name="P3"><draw:g text:anchor-type="paragraph" draw:z-index="176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G21" office:value-type="string">
            <text:p text:style-name="P3"><draw:g text:anchor-type="paragraph" draw:z-index="177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H21" office:value-type="string">
            <text:p text:style-name="P3"><draw:g text:anchor-type="paragraph" draw:z-index="178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I21" office:value-type="string">
            <text:p text:style-name="P3"><draw:g text:anchor-type="paragraph" draw:z-index="179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J21" office:value-type="string">
            <text:p text:style-name="P3"><draw:g text:anchor-type="paragraph" draw:z-index="180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K21" office:value-type="string">
            <text:p text:style-name="P3"><draw:g text:anchor-type="paragraph" draw:z-index="181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L21" office:value-type="string">
            <text:p text:style-name="P3"><draw:g text:anchor-type="paragraph" draw:z-index="182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M21" office:value-type="string">
            <text:p text:style-name="P3"><draw:g text:anchor-type="paragraph" draw:z-index="183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N21" office:value-type="string">
            <text:p text:style-name="P3"><draw:g text:anchor-type="paragraph" draw:z-index="184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O21" office:value-type="string">
            <text:p text:style-name="P3"><draw:g text:anchor-type="paragraph" draw:z-index="185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P21" office:value-type="string">
            <text:p text:style-name="P2"><draw:g text:anchor-type="paragraph" draw:z-index="40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</table:table-row>
        <table:table-row>
          <table:table-cell table:style-name="Table1.B4" office:value-type="string">
            <text:p text:style-name="P5">160<text:line-break/><text:span text:style-name="T1">11</text:span><text:span text:style-name="T14">12</text:span></text:p>
          </table:table-cell>
          <table:table-cell table:style-name="Table1.J4" office:value-type="string">
            <text:p text:style-name="P12">161<text:span text:style-name="T2"><text:line-break/></text:span><text:span text:style-name="T6">21</text:span><text:span text:style-name="T15">24</text:span></text:p>
          </table:table-cell>
          <table:table-cell table:style-name="Table1.D4" office:value-type="string">
            <text:p text:style-name="P8">162<text:line-break/><text:span text:style-name="T2">18</text:span><text:span text:style-name="T15">24</text:span></text:p>
          </table:table-cell>
          <table:table-cell table:style-name="Table1.L4" office:value-type="string">
            <text:p text:style-name="P13">163<text:line-break/><text:span text:style-name="T2">1</text:span><text:span text:style-name="T7">5</text:span><text:span text:style-name="T15">24</text:span></text:p>
          </table:table-cell>
          <table:table-cell table:style-name="Table1.J4" office:value-type="string">
            <text:p text:style-name="P12">164<text:span text:style-name="T2"><text:line-break/></text:span><text:span text:style-name="T6">22</text:span><text:span text:style-name="T15">24</text:span></text:p>
          </table:table-cell>
          <table:table-cell table:style-name="Table1.M8" office:value-type="string">
            <text:p text:style-name="P23">165<text:line-break/><text:span text:style-name="T10">5</text:span><text:span text:style-name="T16">6</text:span></text:p>
          </table:table-cell>
          <table:table-cell table:style-name="Table1.O4" office:value-type="string">
            <text:p text:style-name="P24">166<text:line-break/><text:span text:style-name="T2">1</text:span><text:span text:style-name="T11">8</text:span><text:span text:style-name="T15">24</text:span></text:p>
          </table:table-cell>
          <table:table-cell table:style-name="Table1.N8" office:value-type="string">
            <text:p text:style-name="P24">167<text:line-break/><text:span text:style-name="T2">1</text:span><text:span text:style-name="T11">2</text:span><text:span text:style-name="T15">24</text:span></text:p>
          </table:table-cell>
          <table:table-cell table:style-name="Table1.D4" office:value-type="string">
            <text:p text:style-name="P8">168<text:line-break/><text:span text:style-name="T2">19</text:span><text:span text:style-name="T15">24</text:span></text:p>
          </table:table-cell>
          <table:table-cell table:style-name="Table1.O4" office:value-type="string">
            <text:p text:style-name="P24">169<text:line-break/><text:span text:style-name="T2">1</text:span><text:span text:style-name="T11">9</text:span><text:span text:style-name="T15">24</text:span></text:p>
          </table:table-cell>
          <table:table-cell table:style-name="Table1.D8" office:value-type="string">
            <text:p text:style-name="P9">170<text:line-break/><text:span text:style-name="T3">4</text:span><text:span text:style-name="T16">6</text:span></text:p>
          </table:table-cell>
          <table:table-cell table:style-name="Table1.H8" office:value-type="string">
            <text:p text:style-name="P14">171<text:line-break/><text:span text:style-name="T2">1</text:span><text:span text:style-name="T9">1</text:span><text:span text:style-name="T15">24</text:span></text:p>
          </table:table-cell>
          <table:table-cell table:style-name="Table1.L4" office:value-type="string">
            <text:p text:style-name="P13">172<text:line-break/><text:span text:style-name="T2">1</text:span><text:span text:style-name="T7">6</text:span><text:span text:style-name="T15">24</text:span></text:p>
          </table:table-cell>
          <table:table-cell table:style-name="Table1.N8" office:value-type="string">
            <text:p text:style-name="P24">173<text:line-break/><text:span text:style-name="T2">1</text:span><text:span text:style-name="T11">3</text:span><text:span text:style-name="T15">24</text:span></text:p>
          </table:table-cell>
          <table:table-cell table:style-name="Table1.H8" office:value-type="string">
            <text:p text:style-name="P14">174<text:line-break/><text:span text:style-name="T2">1</text:span><text:span text:style-name="T9">2</text:span><text:span text:style-name="T15">24</text:span></text:p>
          </table:table-cell>
          <table:table-cell table:style-name="Table1.P8" office:value-type="string">
            <text:p text:style-name="P26">175<text:line-break/><text:span text:style-name="T13">4</text:span><text:span text:style-name="T14">12</text:span></text:p>
          </table:table-cell>
        </table:table-row>
        <table:table-row>
          <table:table-cell table:style-name="Table1.A31" office:value-type="string">
            <text:p text:style-name="P2"><draw:g text:anchor-type="paragraph" draw:z-index="29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B23" office:value-type="string">
            <text:p text:style-name="P3"><draw:g text:anchor-type="paragraph" draw:z-index="186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C23" office:value-type="string">
            <text:p text:style-name="P3"><draw:g text:anchor-type="paragraph" draw:z-index="187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D23" office:value-type="string">
            <text:p text:style-name="P3"><draw:g text:anchor-type="paragraph" draw:z-index="188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E23" office:value-type="string">
            <text:p text:style-name="P3"><draw:g text:anchor-type="paragraph" draw:z-index="189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F23" office:value-type="string">
            <text:p text:style-name="P3"><draw:g text:anchor-type="paragraph" draw:z-index="190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G23" office:value-type="string">
            <text:p text:style-name="P3"><draw:g text:anchor-type="paragraph" draw:z-index="191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H23" office:value-type="string">
            <text:p text:style-name="P3"><draw:g text:anchor-type="paragraph" draw:z-index="192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I23" office:value-type="string">
            <text:p text:style-name="P3"><draw:g text:anchor-type="paragraph" draw:z-index="193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J23" office:value-type="string">
            <text:p text:style-name="P3"><draw:g text:anchor-type="paragraph" draw:z-index="194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K23" office:value-type="string">
            <text:p text:style-name="P3"><draw:g text:anchor-type="paragraph" draw:z-index="195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L23" office:value-type="string">
            <text:p text:style-name="P3"><draw:g text:anchor-type="paragraph" draw:z-index="196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M23" office:value-type="string">
            <text:p text:style-name="P3"><draw:g text:anchor-type="paragraph" draw:z-index="197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N23" office:value-type="string">
            <text:p text:style-name="P3"><draw:g text:anchor-type="paragraph" draw:z-index="198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O23" office:value-type="string">
            <text:p text:style-name="P3"><draw:g text:anchor-type="paragraph" draw:z-index="199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P23" office:value-type="string">
            <text:p text:style-name="P2"><draw:g text:anchor-type="paragraph" draw:z-index="41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</table:table-row>
        <table:table-row>
          <table:table-cell table:style-name="Table1.D4" office:value-type="string">
            <text:p text:style-name="P8">176<text:line-break/><text:span text:style-name="T2">20</text:span><text:span text:style-name="T15">24</text:span></text:p>
          </table:table-cell>
          <table:table-cell table:style-name="Table1.L4" office:value-type="string">
            <text:p text:style-name="P21">177<text:line-break/><text:span text:style-name="T2">1</text:span><text:span text:style-name="T7">7</text:span><text:span text:style-name="T15">24</text:span></text:p>
          </table:table-cell>
          <table:table-cell table:style-name="Table1.H4" office:value-type="string">
            <text:p text:style-name="P19">178<text:span text:style-name="T1"><text:line-break/></text:span><text:span text:style-name="T5">6</text:span><text:span text:style-name="T14">8</text:span></text:p>
          </table:table-cell>
          <table:table-cell table:style-name="Table1.H8" office:value-type="string">
            <text:p text:style-name="P22">179<text:span text:style-name="T20"><text:line-break/></text:span><text:span text:style-name="T2">1</text:span><text:span text:style-name="T9">3</text:span><text:span text:style-name="T15">24</text:span></text:p>
          </table:table-cell>
          <table:table-cell table:style-name="Table1.O4" office:value-type="string">
            <text:p text:style-name="P28">180<text:span text:style-name="T20"><text:line-break/></text:span><text:span text:style-name="T11">20</text:span><text:span text:style-name="T15">24</text:span></text:p>
          </table:table-cell>
          <table:table-cell table:style-name="Table1.N8" office:value-type="string">
            <text:p text:style-name="P28">181<text:span text:style-name="T20"><text:line-break/></text:span><text:span text:style-name="T2">1</text:span><text:span text:style-name="T11">4</text:span><text:span text:style-name="T15">24</text:span></text:p>
          </table:table-cell>
          <table:table-cell table:style-name="Table1.L14" office:value-type="string">
            <text:p text:style-name="P29">182<text:span text:style-name="T20"><text:line-break/></text:span><text:span text:style-name="T12">6</text:span><text:span text:style-name="T14">8</text:span></text:p>
          </table:table-cell>
          <table:table-cell table:style-name="Table1.L16" office:value-type="string">
            <text:p text:style-name="P29">183<text:span text:style-name="T20"><text:line-break/></text:span><text:span text:style-name="T12">5</text:span><text:span text:style-name="T14">12</text:span></text:p>
          </table:table-cell>
          <table:table-cell table:style-name="Table1.L4" office:value-type="string">
            <text:p text:style-name="P21">184<text:line-break/><text:span text:style-name="T2">1</text:span><text:span text:style-name="T7">8</text:span><text:span text:style-name="T15">24</text:span></text:p>
          </table:table-cell>
          <table:table-cell table:style-name="Table1.N8" office:value-type="string">
            <text:p text:style-name="P28">185<text:span text:style-name="T20"><text:line-break/></text:span><text:span text:style-name="T2">1</text:span><text:span text:style-name="T11">5</text:span><text:span text:style-name="T15">24</text:span></text:p>
          </table:table-cell>
          <table:table-cell table:style-name="Table1.H8" office:value-type="string">
            <text:p text:style-name="P22">186<text:span text:style-name="T20"><text:line-break/></text:span><text:span text:style-name="T2">1</text:span><text:span text:style-name="T9">4</text:span><text:span text:style-name="T15">24</text:span></text:p>
          </table:table-cell>
          <table:table-cell table:style-name="Table1.H16" office:value-type="string">
            <text:p text:style-name="P30">187<text:span text:style-name="T20"><text:line-break/></text:span><text:span text:style-name="T13">5</text:span><text:span text:style-name="T14">12</text:span></text:p>
          </table:table-cell>
          <table:table-cell table:style-name="Table1.N8" office:value-type="string">
            <text:p text:style-name="P28">188<text:span text:style-name="T20"><text:line-break/></text:span><text:span text:style-name="T2">1</text:span><text:span text:style-name="T11">6</text:span><text:span text:style-name="T15">24</text:span></text:p>
          </table:table-cell>
          <table:table-cell table:style-name="Table1.O16" office:value-type="string">
            <text:p text:style-name="P29">189<text:span text:style-name="T20"><text:line-break/></text:span><text:span text:style-name="T12">2</text:span><text:span text:style-name="T17">4</text:span></text:p>
          </table:table-cell>
          <table:table-cell table:style-name="Table1.L16" office:value-type="string">
            <text:p text:style-name="P29">190<text:span text:style-name="T20"><text:line-break/></text:span><text:span text:style-name="T12">6</text:span><text:span text:style-name="T14">12</text:span></text:p>
          </table:table-cell>
          <table:table-cell table:style-name="Table1.P16" office:value-type="string">
            <text:p text:style-name="P30">191<text:span text:style-name="T20"><text:line-break/></text:span><text:span text:style-name="T13">2</text:span><text:span text:style-name="T14">8</text:span></text:p>
          </table:table-cell>
        </table:table-row>
        <table:table-row>
          <table:table-cell table:style-name="Table1.A31" office:value-type="string">
            <text:p text:style-name="P2"><draw:g text:anchor-type="paragraph" draw:z-index="30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B25" office:value-type="string">
            <text:p text:style-name="P3"><draw:g text:anchor-type="paragraph" draw:z-index="200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C25" office:value-type="string">
            <text:p text:style-name="P3"><draw:g text:anchor-type="paragraph" draw:z-index="201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D25" office:value-type="string">
            <text:p text:style-name="P3"><draw:g text:anchor-type="paragraph" draw:z-index="202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7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E25" office:value-type="string">
            <text:p text:style-name="P3"><draw:g text:anchor-type="paragraph" draw:z-index="203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F25" office:value-type="string">
            <text:p text:style-name="P3"><draw:g text:anchor-type="paragraph" draw:z-index="204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G25" office:value-type="string">
            <text:p text:style-name="P3"><draw:g text:anchor-type="paragraph" draw:z-index="205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H25" office:value-type="string">
            <text:p text:style-name="P3"><draw:g text:anchor-type="paragraph" draw:z-index="206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I25" office:value-type="string">
            <text:p text:style-name="P3"><draw:g text:anchor-type="paragraph" draw:z-index="207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J25" office:value-type="string">
            <text:p text:style-name="P3"><draw:g text:anchor-type="paragraph" draw:z-index="208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K25" office:value-type="string">
            <text:p text:style-name="P3"><draw:g text:anchor-type="paragraph" draw:z-index="209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L25" office:value-type="string">
            <text:p text:style-name="P3"><draw:g text:anchor-type="paragraph" draw:z-index="210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M25" office:value-type="string">
            <text:p text:style-name="P3"><draw:g text:anchor-type="paragraph" draw:z-index="211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N25" office:value-type="string">
            <text:p text:style-name="P3"><draw:g text:anchor-type="paragraph" draw:z-index="212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O25" office:value-type="string">
            <text:p text:style-name="P3"><draw:g text:anchor-type="paragraph" draw:z-index="213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P25" office:value-type="string">
            <text:p text:style-name="P2"><draw:g text:anchor-type="paragraph" draw:z-index="42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</table:table-row>
        <table:table-row>
          <table:table-cell table:style-name="Table1.B4" office:value-type="string">
            <text:p text:style-name="P16">192<text:line-break/><text:span text:style-name="T1">12</text:span><text:span text:style-name="T14">12</text:span></text:p>
          </table:table-cell>
          <table:table-cell table:style-name="Table1.J4" office:value-type="string">
            <text:p text:style-name="P20">193<text:line-break/><text:span text:style-name="T6">23</text:span><text:span text:style-name="T15">24</text:span></text:p>
          </table:table-cell>
          <table:table-cell table:style-name="Table1.J4" office:value-type="string">
            <text:p text:style-name="P20">194<text:span text:style-name="T2"><text:line-break/></text:span><text:span text:style-name="T6">24</text:span><text:span text:style-name="T15">24</text:span></text:p>
          </table:table-cell>
          <table:table-cell table:style-name="Table1.M8" office:value-type="string">
            <text:p text:style-name="P27">195<text:span text:style-name="T20"><text:line-break/></text:span><text:span text:style-name="T10">6</text:span><text:span text:style-name="T16">6</text:span></text:p>
          </table:table-cell>
          <table:table-cell table:style-name="Table1.D4" office:value-type="string">
            <text:p text:style-name="P17">196<text:line-break/><text:span text:style-name="T2">21</text:span><text:span text:style-name="T15">24</text:span></text:p>
          </table:table-cell>
          <table:table-cell table:style-name="Table1.L4" office:value-type="string">
            <text:p text:style-name="P21">197<text:line-break/><text:span text:style-name="T2">1</text:span><text:span text:style-name="T7">9</text:span><text:span text:style-name="T15">24</text:span></text:p>
          </table:table-cell>
          <table:table-cell table:style-name="Table1.O4" office:value-type="string">
            <text:p text:style-name="P28">198<text:span text:style-name="T20"><text:line-break/></text:span><text:span text:style-name="T11">21</text:span><text:span text:style-name="T15">24</text:span></text:p>
          </table:table-cell>
          <table:table-cell table:style-name="Table1.N8" office:value-type="string">
            <text:p text:style-name="P28">199<text:span text:style-name="T20"><text:line-break/></text:span><text:span text:style-name="T2">1</text:span><text:span text:style-name="T11">7</text:span><text:span text:style-name="T15">24</text:span></text:p>
          </table:table-cell>
          <table:table-cell table:style-name="Table1.D4" office:value-type="string">
            <text:p text:style-name="P17">200<text:line-break/><text:span text:style-name="T2">22</text:span><text:span text:style-name="T15">24</text:span></text:p>
          </table:table-cell>
          <table:table-cell table:style-name="Table1.O4" office:value-type="string">
            <text:p text:style-name="P28">201<text:span text:style-name="T20"><text:line-break/></text:span><text:span text:style-name="T11">22</text:span><text:span text:style-name="T15">24</text:span></text:p>
          </table:table-cell>
          <table:table-cell table:style-name="Table1.L4" office:value-type="string">
            <text:p text:style-name="P21">202<text:line-break/><text:span text:style-name="T7">20</text:span><text:span text:style-name="T15">24</text:span></text:p>
          </table:table-cell>
          <table:table-cell table:style-name="Table1.N8" office:value-type="string">
            <text:p text:style-name="P28">203<text:span text:style-name="T20"><text:line-break/></text:span><text:span text:style-name="T2">1</text:span><text:span text:style-name="T11">8</text:span><text:span text:style-name="T15">24</text:span></text:p>
          </table:table-cell>
          <table:table-cell table:style-name="Table1.D8" office:value-type="string">
            <text:p text:style-name="P18">204<text:line-break/><text:span text:style-name="T3">5</text:span><text:span text:style-name="T16">6</text:span></text:p>
          </table:table-cell>
          <table:table-cell table:style-name="Table1.H8" office:value-type="string">
            <text:p text:style-name="P22">205<text:span text:style-name="T20"><text:line-break/></text:span><text:span text:style-name="T2">1</text:span><text:span text:style-name="T9">5</text:span><text:span text:style-name="T15">24</text:span></text:p>
          </table:table-cell>
          <table:table-cell table:style-name="Table1.H8" office:value-type="string">
            <text:p text:style-name="P22">206<text:span text:style-name="T20"><text:line-break/></text:span><text:span text:style-name="T2">1</text:span><text:span text:style-name="T9">6</text:span><text:span text:style-name="T15">24</text:span></text:p>
          </table:table-cell>
          <table:table-cell table:style-name="Table1.P8" office:value-type="string">
            <text:p text:style-name="P30">207<text:span text:style-name="T20"><text:line-break/></text:span><text:span text:style-name="T13">6</text:span><text:span text:style-name="T14">12</text:span></text:p>
          </table:table-cell>
        </table:table-row>
        <text:soft-page-break/>
        <table:table-row>
          <table:table-cell table:style-name="Table1.A31" office:value-type="string">
            <text:p text:style-name="P2"><draw:g text:anchor-type="paragraph" draw:z-index="31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B27" office:value-type="string">
            <text:p text:style-name="P3"><draw:g text:anchor-type="paragraph" draw:z-index="214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C27" office:value-type="string">
            <text:p text:style-name="P3"><draw:g text:anchor-type="paragraph" draw:z-index="215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D27" office:value-type="string">
            <text:p text:style-name="P3"><draw:g text:anchor-type="paragraph" draw:z-index="216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E27" office:value-type="string">
            <text:p text:style-name="P3"><draw:g text:anchor-type="paragraph" draw:z-index="217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F27" office:value-type="string">
            <text:p text:style-name="P3"><draw:g text:anchor-type="paragraph" draw:z-index="218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G27" office:value-type="string">
            <text:p text:style-name="P3"><draw:g text:anchor-type="paragraph" draw:z-index="219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H27" office:value-type="string">
            <text:p text:style-name="P3"><draw:g text:anchor-type="paragraph" draw:z-index="220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I27" office:value-type="string">
            <text:p text:style-name="P3"><draw:g text:anchor-type="paragraph" draw:z-index="221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J27" office:value-type="string">
            <text:p text:style-name="P3"><draw:g text:anchor-type="paragraph" draw:z-index="222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K27" office:value-type="string">
            <text:p text:style-name="P3"><draw:g text:anchor-type="paragraph" draw:z-index="223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L27" office:value-type="string">
            <text:p text:style-name="P3"><draw:g text:anchor-type="paragraph" draw:z-index="224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M27" office:value-type="string">
            <text:p text:style-name="P3"><draw:g text:anchor-type="paragraph" draw:z-index="225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N27" office:value-type="string">
            <text:p text:style-name="P3"><draw:g text:anchor-type="paragraph" draw:z-index="226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O27" office:value-type="string">
            <text:p text:style-name="P3"><draw:g text:anchor-type="paragraph" draw:z-index="227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P27" office:value-type="string">
            <text:p text:style-name="P2"><draw:g text:anchor-type="paragraph" draw:z-index="43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</table:table-row>
        <table:table-row>
          <table:table-cell table:style-name="Table1.D4" office:value-type="string">
            <text:p text:style-name="P17">208<text:line-break/><text:span text:style-name="T2">23</text:span><text:span text:style-name="T15">24</text:span></text:p>
          </table:table-cell>
          <table:table-cell table:style-name="Table1.L4" office:value-type="string">
            <text:p text:style-name="P21">209<text:line-break/><text:span text:style-name="T7">21</text:span><text:span text:style-name="T15">24</text:span></text:p>
          </table:table-cell>
          <table:table-cell table:style-name="Table1.O4" office:value-type="string">
            <text:p text:style-name="P28">210<text:span text:style-name="T20"><text:line-break/></text:span><text:span text:style-name="T11">23</text:span><text:span text:style-name="T15">24</text:span></text:p>
          </table:table-cell>
          <table:table-cell table:style-name="Table1.N8" office:value-type="string">
            <text:p text:style-name="P28">211<text:span text:style-name="T20"><text:line-break/></text:span><text:span text:style-name="T2">1</text:span><text:span text:style-name="T11">9</text:span><text:span text:style-name="T15">24</text:span></text:p>
          </table:table-cell>
          <table:table-cell table:style-name="Table1.H4" office:value-type="string">
            <text:p text:style-name="P19">212<text:line-break/><text:span text:style-name="T5">7</text:span><text:span text:style-name="T14">8</text:span></text:p>
          </table:table-cell>
          <table:table-cell table:style-name="Table1.H8" office:value-type="string">
            <text:p text:style-name="P22">213<text:span text:style-name="T20"><text:line-break/></text:span><text:span text:style-name="T2">1</text:span><text:span text:style-name="T9">7</text:span><text:span text:style-name="T15">24</text:span></text:p>
          </table:table-cell>
          <table:table-cell table:style-name="Table1.L14" office:value-type="string">
            <text:p text:style-name="P29">214<text:span text:style-name="T20"><text:line-break/></text:span><text:span text:style-name="T12">7</text:span><text:span text:style-name="T14">8</text:span></text:p>
          </table:table-cell>
          <table:table-cell table:style-name="Table1.L16" office:value-type="string">
            <text:p text:style-name="P29">215<text:span text:style-name="T20"><text:line-break/></text:span><text:span text:style-name="T12">7</text:span><text:span text:style-name="T14">12</text:span></text:p>
          </table:table-cell>
          <table:table-cell table:style-name="Table1.L4" office:value-type="string">
            <text:p text:style-name="P21">216<text:line-break/><text:span text:style-name="T7">22</text:span><text:span text:style-name="T15">24</text:span></text:p>
          </table:table-cell>
          <table:table-cell table:style-name="Table1.N8" office:value-type="string">
            <text:p text:style-name="P28">217<text:span text:style-name="T20"><text:line-break/></text:span><text:span text:style-name="T11">20</text:span><text:span text:style-name="T15">24</text:span></text:p>
          </table:table-cell>
          <table:table-cell table:style-name="Table1.N8" office:value-type="string">
            <text:p text:style-name="P28">218<text:span text:style-name="T20"><text:line-break/></text:span><text:span text:style-name="T11">21</text:span><text:span text:style-name="T15">24</text:span></text:p>
          </table:table-cell>
          <table:table-cell table:style-name="Table1.O16" office:value-type="string">
            <text:p text:style-name="P29">219<text:span text:style-name="T20"><text:line-break/></text:span><text:span text:style-name="T12">3</text:span><text:span text:style-name="T17">4</text:span></text:p>
          </table:table-cell>
          <table:table-cell table:style-name="Table1.H8" office:value-type="string">
            <text:p text:style-name="P22">220<text:span text:style-name="T20"><text:line-break/></text:span><text:span text:style-name="T9">18</text:span><text:span text:style-name="T15">24</text:span></text:p>
          </table:table-cell>
          <table:table-cell table:style-name="Table1.H16" office:value-type="string">
            <text:p text:style-name="P30">221<text:span text:style-name="T20"><text:line-break/></text:span><text:span text:style-name="T13">7</text:span><text:span text:style-name="T14">12</text:span></text:p>
          </table:table-cell>
          <table:table-cell table:style-name="Table1.L16" office:value-type="string">
            <text:p text:style-name="P29">222<text:span text:style-name="T20"><text:line-break/></text:span><text:span text:style-name="T12">8</text:span><text:span text:style-name="T14">12</text:span></text:p>
          </table:table-cell>
          <table:table-cell table:style-name="Table1.P16" office:value-type="string">
            <text:p text:style-name="P30">223<text:span text:style-name="T20"><text:line-break/></text:span><text:span text:style-name="T13">3</text:span><text:span text:style-name="T14">8</text:span></text:p>
          </table:table-cell>
        </table:table-row>
        <table:table-row>
          <table:table-cell table:style-name="Table1.A31" office:value-type="string">
            <text:p text:style-name="P2"><draw:g text:anchor-type="paragraph" draw:z-index="32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B29" office:value-type="string">
            <text:p text:style-name="P3"><draw:g text:anchor-type="paragraph" draw:z-index="228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C29" office:value-type="string">
            <text:p text:style-name="P3"><draw:g text:anchor-type="paragraph" draw:z-index="229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D29" office:value-type="string">
            <text:p text:style-name="P3"><draw:g text:anchor-type="paragraph" draw:z-index="230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E29" office:value-type="string">
            <text:p text:style-name="P3"><draw:g text:anchor-type="paragraph" draw:z-index="231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F29" office:value-type="string">
            <text:p text:style-name="P3"><draw:g text:anchor-type="paragraph" draw:z-index="232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G29" office:value-type="string">
            <text:p text:style-name="P3"><draw:g text:anchor-type="paragraph" draw:z-index="233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H29" office:value-type="string">
            <text:p text:style-name="P3"><draw:g text:anchor-type="paragraph" draw:z-index="234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I29" office:value-type="string">
            <text:p text:style-name="P3"><draw:g text:anchor-type="paragraph" draw:z-index="235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J29" office:value-type="string">
            <text:p text:style-name="P3"><draw:g text:anchor-type="paragraph" draw:z-index="236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K29" office:value-type="string">
            <text:p text:style-name="P3"><draw:g text:anchor-type="paragraph" draw:z-index="237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L29" office:value-type="string">
            <text:p text:style-name="P3"><draw:g text:anchor-type="paragraph" draw:z-index="238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M29" office:value-type="string">
            <text:p text:style-name="P3"><draw:g text:anchor-type="paragraph" draw:z-index="239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N29" office:value-type="string">
            <text:p text:style-name="P3"><draw:g text:anchor-type="paragraph" draw:z-index="240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O29" office:value-type="string">
            <text:p text:style-name="P3"><draw:g text:anchor-type="paragraph" draw:z-index="241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P29" office:value-type="string">
            <text:p text:style-name="P2"><draw:g text:anchor-type="paragraph" draw:z-index="45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</table:table-row>
        <table:table-row>
          <table:table-cell table:style-name="Table1.D4" office:value-type="string">
            <text:p text:style-name="P17">224<text:line-break/><text:span text:style-name="T2">24</text:span><text:span text:style-name="T15">24</text:span></text:p>
          </table:table-cell>
          <table:table-cell table:style-name="Table1.O4" office:value-type="string">
            <text:p text:style-name="P28">225<text:span text:style-name="T20"><text:line-break/></text:span><text:span text:style-name="T11">24</text:span><text:span text:style-name="T15">24</text:span></text:p>
          </table:table-cell>
          <table:table-cell table:style-name="Table1.L4" office:value-type="string">
            <text:p text:style-name="P21">226<text:line-break/><text:span text:style-name="T7">23</text:span><text:span text:style-name="T15">24</text:span></text:p>
          </table:table-cell>
          <table:table-cell table:style-name="Table1.N8" office:value-type="string">
            <text:p text:style-name="P28">227<text:span text:style-name="T20"><text:line-break/></text:span><text:span text:style-name="T11">22</text:span><text:span text:style-name="T15">24</text:span></text:p>
          </table:table-cell>
          <table:table-cell table:style-name="Table1.L4" office:value-type="string">
            <text:p text:style-name="P21">228<text:line-break/><text:span text:style-name="T7">24</text:span><text:span text:style-name="T15">24</text:span></text:p>
          </table:table-cell>
          <table:table-cell table:style-name="Table1.N8" office:value-type="string">
            <text:p text:style-name="P28">229<text:span text:style-name="T20"><text:line-break/></text:span><text:span text:style-name="T11">23</text:span><text:span text:style-name="T15">24</text:span></text:p>
          </table:table-cell>
          <table:table-cell table:style-name="Table1.N8" office:value-type="string">
            <text:p text:style-name="P28">230<text:span text:style-name="T20"><text:line-break/></text:span><text:span text:style-name="T11">24</text:span><text:span text:style-name="T15">24</text:span></text:p>
          </table:table-cell>
          <table:table-cell table:style-name="Table1.O16" office:value-type="string">
            <text:p text:style-name="P29">231<text:span text:style-name="T20"><text:line-break/></text:span><text:span text:style-name="T12">4</text:span><text:span text:style-name="T17">4</text:span></text:p>
          </table:table-cell>
          <table:table-cell table:style-name="Table1.H4" office:value-type="string">
            <text:p text:style-name="P19">232<text:span text:style-name="T1"><text:line-break/></text:span><text:span text:style-name="T5">8</text:span><text:span text:style-name="T14">8</text:span></text:p>
          </table:table-cell>
          <table:table-cell table:style-name="Table1.L14" office:value-type="string">
            <text:p text:style-name="P29">233<text:span text:style-name="T20"><text:line-break/></text:span><text:span text:style-name="T12">8</text:span><text:span text:style-name="T14">8</text:span></text:p>
          </table:table-cell>
          <table:table-cell table:style-name="Table1.H8" office:value-type="string">
            <text:p text:style-name="P22">234<text:span text:style-name="T20"><text:line-break/></text:span><text:span text:style-name="T9">19</text:span><text:span text:style-name="T15">24</text:span></text:p>
          </table:table-cell>
          <table:table-cell table:style-name="Table1.L16" office:value-type="string">
            <text:p text:style-name="P29">235<text:span text:style-name="T20"><text:line-break/></text:span><text:span text:style-name="T12">9</text:span><text:span text:style-name="T14">12</text:span></text:p>
          </table:table-cell>
          <table:table-cell table:style-name="Table1.H8" office:value-type="string">
            <text:p text:style-name="P22">236<text:span text:style-name="T20"><text:line-break/></text:span><text:span text:style-name="T8">2</text:span><text:span text:style-name="T9">0</text:span><text:span text:style-name="T15">24</text:span></text:p>
          </table:table-cell>
          <table:table-cell table:style-name="Table1.L16" office:value-type="string">
            <text:p text:style-name="P29">237<text:span text:style-name="T20"><text:line-break/></text:span><text:span text:style-name="T1">1</text:span><text:span text:style-name="T12">0</text:span><text:span text:style-name="T14">12</text:span></text:p>
          </table:table-cell>
          <table:table-cell table:style-name="Table1.H16" office:value-type="string">
            <text:p text:style-name="P30">238<text:span text:style-name="T20"><text:line-break/></text:span><text:span text:style-name="T13">8</text:span><text:span text:style-name="T14">12</text:span></text:p>
          </table:table-cell>
          <table:table-cell table:style-name="Table1.P16" office:value-type="string">
            <text:p text:style-name="P30">239<text:span text:style-name="T20"><text:line-break/></text:span><text:span text:style-name="T13">4</text:span><text:span text:style-name="T14">8</text:span></text:p>
          </table:table-cell>
        </table:table-row>
        <table:table-row>
          <table:table-cell table:style-name="Table1.A31" office:value-type="string">
            <text:p text:style-name="P2"><draw:g text:anchor-type="paragraph" draw:z-index="33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B31" office:value-type="string">
            <text:p text:style-name="P3"><draw:g text:anchor-type="paragraph" draw:z-index="242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C31" office:value-type="string">
            <text:p text:style-name="P3"><draw:g text:anchor-type="paragraph" draw:z-index="243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D31" office:value-type="string">
            <text:p text:style-name="P3"><draw:g text:anchor-type="paragraph" draw:z-index="244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E31" office:value-type="string">
            <text:p text:style-name="P3"><draw:g text:anchor-type="paragraph" draw:z-index="245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F31" office:value-type="string">
            <text:p text:style-name="P3"><draw:g text:anchor-type="paragraph" draw:z-index="246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G31" office:value-type="string">
            <text:p text:style-name="P3"><draw:g text:anchor-type="paragraph" draw:z-index="247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H31" office:value-type="string">
            <text:p text:style-name="P3"><draw:g text:anchor-type="paragraph" draw:z-index="248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5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I31" office:value-type="string">
            <text:p text:style-name="P3"><draw:g text:anchor-type="paragraph" draw:z-index="249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J31" office:value-type="string">
            <text:p text:style-name="P3"><draw:g text:anchor-type="paragraph" draw:z-index="250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K31" office:value-type="string">
            <text:p text:style-name="P3"><draw:g text:anchor-type="paragraph" draw:z-index="251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L31" office:value-type="string">
            <text:p text:style-name="P3"><draw:g text:anchor-type="paragraph" draw:z-index="252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M31" office:value-type="string">
            <text:p text:style-name="P3"><draw:g text:anchor-type="paragraph" draw:z-index="253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N31" office:value-type="string">
            <text:p text:style-name="P3"><draw:g text:anchor-type="paragraph" draw:z-index="254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O31" office:value-type="string">
            <text:p text:style-name="P3"><draw:g text:anchor-type="paragraph" draw:z-index="255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1.P31" office:value-type="string">
            <text:p text:style-name="P2"><draw:g text:anchor-type="paragraph" draw:z-index="44" draw:style-name="gr1"><draw:g draw:style-name="gr2"><draw:g draw:style-name="gr2"><draw:custom-shape draw:style-name="gr3" svg:width="0.613cm" svg:height="0.599cm" svg:x="0.212cm" svg:y="-0.05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4" draw:text-style-name="P31" svg:x1="0.366cm" svg:y1="-0.06cm" svg:x2="0.366cm" svg:y2="0.386cm"><text:p/></draw:line><draw:line draw:style-name="gr4" draw:text-style-name="P31" svg:x1="0.366cm" svg:y1="0.388cm" svg:x2="0.826cm" svg:y2="0.388cm"><text:p/></draw:line><draw:line draw:style-name="gr4" draw:text-style-name="P31" svg:x1="0.363cm" svg:y1="0.388cm" svg:x2="0.212cm" svg:y2="0.539cm"><text:p/></draw:line></draw:g><draw:custom-shape draw:style-name="gr6" draw:text-style-name="P31" svg:width="0.034cm" svg:height="0.034cm" svg:x="0.805cm" svg:y="-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348cm" svg:y="-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801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31" svg:width="0.034cm" svg:height="0.034cm" svg:x="0.35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19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0.034cm" svg:height="0.034cm" svg:x="0.658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</table:table-row>
        <table:table-row>
          <table:table-cell table:style-name="Table1.D8" office:value-type="string">
            <text:p text:style-name="P18">240<text:line-break/><text:span text:style-name="T3">6</text:span><text:span text:style-name="T16">6</text:span></text:p>
          </table:table-cell>
          <table:table-cell table:style-name="Table1.H8" office:value-type="string">
            <text:p text:style-name="P22">241<text:span text:style-name="T20"><text:line-break/></text:span><text:span text:style-name="T8">2</text:span><text:span text:style-name="T9">1</text:span><text:span text:style-name="T15">24</text:span></text:p>
          </table:table-cell>
          <table:table-cell table:style-name="Table1.H8" office:value-type="string">
            <text:p text:style-name="P22">242<text:span text:style-name="T20"><text:line-break/></text:span><text:span text:style-name="T8">22</text:span><text:span text:style-name="T15">24</text:span></text:p>
          </table:table-cell>
          <table:table-cell table:style-name="Table1.H16" office:value-type="string">
            <text:p text:style-name="P30">243<text:span text:style-name="T20"><text:line-break/></text:span><text:span text:style-name="T13">9</text:span><text:span text:style-name="T14">12</text:span></text:p>
          </table:table-cell>
          <table:table-cell table:style-name="Table1.H8" office:value-type="string">
            <text:p text:style-name="P22">244<text:span text:style-name="T20"><text:line-break/></text:span><text:span text:style-name="T8">23</text:span><text:span text:style-name="T15">24</text:span></text:p>
          </table:table-cell>
          <table:table-cell table:style-name="Table1.H16" office:value-type="string">
            <text:p text:style-name="P30">245<text:span text:style-name="T20"><text:line-break/></text:span><text:span text:style-name="T1">1</text:span><text:span text:style-name="T13">0</text:span><text:span text:style-name="T14">12</text:span></text:p>
          </table:table-cell>
          <table:table-cell table:style-name="Table1.L16" office:value-type="string">
            <text:p text:style-name="P29">246<text:span text:style-name="T20"><text:line-break/></text:span><text:span text:style-name="T1">1</text:span><text:span text:style-name="T12">1</text:span><text:span text:style-name="T14">12</text:span></text:p>
          </table:table-cell>
          <table:table-cell table:style-name="Table1.H32" office:value-type="string">
            <text:p text:style-name="P30">247<text:span text:style-name="T20"><text:line-break/></text:span><text:span text:style-name="T13">5</text:span><text:span text:style-name="T14">8</text:span></text:p>
          </table:table-cell>
          <table:table-cell table:style-name="Table1.H8" office:value-type="string">
            <text:p text:style-name="P22">248<text:span text:style-name="T20"><text:line-break/></text:span><text:span text:style-name="T8">24</text:span><text:span text:style-name="T15">24</text:span></text:p>
          </table:table-cell>
          <table:table-cell table:style-name="Table1.L16" office:value-type="string">
            <text:p text:style-name="P29">249<text:span text:style-name="T20"><text:line-break/></text:span><text:span text:style-name="T1">1</text:span><text:span text:style-name="T12">2</text:span><text:span text:style-name="T14">12</text:span></text:p>
          </table:table-cell>
          <table:table-cell table:style-name="Table1.H16" office:value-type="string">
            <text:p text:style-name="P30">250<text:span text:style-name="T20"><text:line-break/></text:span><text:span text:style-name="T1">1</text:span><text:span text:style-name="T13">1</text:span><text:span text:style-name="T14">12</text:span></text:p>
          </table:table-cell>
          <table:table-cell table:style-name="Table1.H32" office:value-type="string">
            <text:p text:style-name="P30">251<text:span text:style-name="T20"><text:line-break/></text:span><text:span text:style-name="T13">6</text:span><text:span text:style-name="T14">8</text:span></text:p>
          </table:table-cell>
          <table:table-cell table:style-name="Table1.H16" office:value-type="string">
            <text:p text:style-name="P30">252<text:span text:style-name="T20"><text:line-break/></text:span><text:span text:style-name="T1">1</text:span><text:span text:style-name="T13">2</text:span><text:span text:style-name="T14">12</text:span></text:p>
          </table:table-cell>
          <table:table-cell table:style-name="Table1.H32" office:value-type="string">
            <text:p text:style-name="P30">253<text:span text:style-name="T20"><text:line-break/></text:span><text:span text:style-name="T13">7</text:span><text:span text:style-name="T14">8</text:span></text:p>
          </table:table-cell>
          <table:table-cell table:style-name="Table1.H32" office:value-type="string">
            <text:p text:style-name="P30">254<text:span text:style-name="T20"><text:line-break/></text:span><text:span text:style-name="T13">8</text:span><text:span text:style-name="T14">8</text:span></text:p>
          </table:table-cell>
          <table:table-cell table:style-name="Table1.P32" office:value-type="string">
            <text:p text:style-name="P15">25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30T23:04:36.113919450</meta:creation-date>
    <dc:date>2014-05-31T12:57:56.012003193</dc:date>
    <meta:editing-duration>PT3H34M26S</meta:editing-duration>
    <meta:editing-cycles>29</meta:editing-cycles>
    <meta:generator>LibreOffice/4.2.3.3$Linux_X86_64 LibreOffice_project/420m0$Build-3</meta:generator>
    <meta:document-statistic meta:table-count="1" meta:image-count="0" meta:object-count="0" meta:page-count="2" meta:paragraph-count="256" meta:word-count="495" meta:character-count="1699" meta:non-whitespace-character-count="1460"/>
  </office:meta>
</office:document-meta>
</file>